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597073" calcext:value-type="float">
            <text:p>0,0597073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40.754806242" calcext:value-type="float">
            <text:p>240,754806242</text:p>
          </table:table-cell>
          <table:table-cell table:formula="of:=([.D2]-[.E2])^2" office:value-type="float" office:value="41085.2190807358" calcext:value-type="float">
            <text:p>41085,2190807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47762" calcext:value-type="float">
            <text:p>0,0747762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02.409813348" calcext:value-type="float">
            <text:p>302,409813348</text:p>
          </table:table-cell>
          <table:table-cell table:formula="of:=([.D3]-[.E3])^2" office:value-type="float" office:value="2304.93333027784" calcext:value-type="float">
            <text:p>2304,93333027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52698" calcext:value-type="float">
            <text:p>0,152698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21.22997492" calcext:value-type="float">
            <text:p>621,22997492</text:p>
          </table:table-cell>
          <table:table-cell table:formula="of:=([.D4]-[.E4])^2" office:value-type="float" office:value="688515.60351332" calcext:value-type="float">
            <text:p>688515,60351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11748" calcext:value-type="float">
            <text:p>0,411748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681.14341192" calcext:value-type="float">
            <text:p>1681,14341192</text:p>
          </table:table-cell>
          <table:table-cell table:formula="of:=([.D5]-[.E5])^2" office:value-type="float" office:value="299050.148987025" calcext:value-type="float">
            <text:p>299050,148987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69859" calcext:value-type="float">
            <text:p>0,569859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328.06089286" calcext:value-type="float">
            <text:p>2328,06089286</text:p>
          </table:table-cell>
          <table:table-cell table:formula="of:=([.D6]-[.E6])^2" office:value-type="float" office:value="307958.028172106" calcext:value-type="float">
            <text:p>307958,028172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80633" calcext:value-type="float">
            <text:p>0,680633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781.29714482" calcext:value-type="float">
            <text:p>2781,29714482</text:p>
          </table:table-cell>
          <table:table-cell table:formula="of:=([.D7]-[.E7])^2" office:value-type="float" office:value="21229.6063505922" calcext:value-type="float">
            <text:p>21229,6063505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20682" calcext:value-type="float">
            <text:p>0,620682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36.00523028" calcext:value-type="float">
            <text:p>2536,00523028</text:p>
          </table:table-cell>
          <table:table-cell table:formula="of:=([.D8]-[.E8])^2" office:value-type="float" office:value="579111.423128554" calcext:value-type="float">
            <text:p>579111,423128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7434" calcext:value-type="float">
            <text:p>0,67434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755.5490836" calcext:value-type="float">
            <text:p>2755,5490836</text:p>
          </table:table-cell>
          <table:table-cell table:formula="of:=([.D9]-[.E9])^2" office:value-type="float" office:value="650362.759078845" calcext:value-type="float">
            <text:p>650362,759078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92964" calcext:value-type="float">
            <text:p>0,692964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831.74992456" calcext:value-type="float">
            <text:p>2831,74992456</text:p>
          </table:table-cell>
          <table:table-cell table:formula="of:=([.D10]-[.E10])^2" office:value-type="float" office:value="287563.533779193" calcext:value-type="float">
            <text:p>287563,5337791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935" calcext:value-type="float">
            <text:p>0,5935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424.78899" calcext:value-type="float">
            <text:p>2424,78899</text:p>
          </table:table-cell>
          <table:table-cell table:formula="of:=([.D11]-[.E11])^2" office:value-type="float" office:value="21546.7430840149" calcext:value-type="float">
            <text:p>21546,7430840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7623" calcext:value-type="float">
            <text:p>0,327623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36.94260942" calcext:value-type="float">
            <text:p>1336,94260942</text:p>
          </table:table-cell>
          <table:table-cell table:formula="of:=([.D12]-[.E12])^2" office:value-type="float" office:value="478940.607768127" calcext:value-type="float">
            <text:p>478940,607768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50837" calcext:value-type="float">
            <text:p>0,250837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022.76961898" calcext:value-type="float">
            <text:p>1022,76961898</text:p>
          </table:table-cell>
          <table:table-cell table:formula="of:=([.D13]-[.E13])^2" office:value-type="float" office:value="138.56492990438" calcext:value-type="float">
            <text:p>138,5649299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836065" calcext:value-type="float">
            <text:p>0,0836065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338.53933901" calcext:value-type="float">
            <text:p>338,53933901</text:p>
          </table:table-cell>
          <table:table-cell table:formula="of:=([.D14]-[.E14])^2" office:value-type="float" office:value="27569.0139089693" calcext:value-type="float">
            <text:p>27569,0139089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364203" calcext:value-type="float">
            <text:p>0,0364203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145.475114262" calcext:value-type="float">
            <text:p>145,475114262</text:p>
          </table:table-cell>
          <table:table-cell table:formula="of:=([.D15]-[.E15])^2" office:value-type="float" office:value="21375.9354024975" calcext:value-type="float">
            <text:p>21375,93540249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493817" calcext:value-type="float">
            <text:p>0,0493817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198.507200818" calcext:value-type="float">
            <text:p>198,507200818</text:p>
          </table:table-cell>
          <table:table-cell table:formula="of:=([.D16]-[.E16])^2" office:value-type="float" office:value="40750.3667913168" calcext:value-type="float">
            <text:p>40750,36679131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13886" calcext:value-type="float">
            <text:p>0,0213886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83.972312444" calcext:value-type="float">
            <text:p>83,972312444</text:p>
          </table:table-cell>
          <table:table-cell table:formula="of:=([.D17]-[.E17])^2" office:value-type="float" office:value="7651.40544434348" calcext:value-type="float">
            <text:p>7651,40544434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198707" calcext:value-type="float">
            <text:p>0,0198707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77.761763878" calcext:value-type="float">
            <text:p>77,761763878</text:p>
          </table:table-cell>
          <table:table-cell table:formula="of:=([.D18]-[.E18])^2" office:value-type="float" office:value="6535.39085682149" calcext:value-type="float">
            <text:p>6535,39085682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488337" calcext:value-type="float">
            <text:p>0,0488337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196.265036898" calcext:value-type="float">
            <text:p>196,265036898</text:p>
          </table:table-cell>
          <table:table-cell table:formula="of:=([.D19]-[.E19])^2" office:value-type="float" office:value="39866.1270333454" calcext:value-type="float">
            <text:p>39866,12703334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595341" calcext:value-type="float">
            <text:p>0,0595341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40.046151514" calcext:value-type="float">
            <text:p>240,046151514</text:p>
          </table:table-cell>
          <table:table-cell table:formula="of:=([.D20]-[.E20])^2" office:value-type="float" office:value="59168.6902174291" calcext:value-type="float">
            <text:p>59168,69021742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597522" calcext:value-type="float">
            <text:p>0,0597522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40.938516388" calcext:value-type="float">
            <text:p>240,938516388</text:p>
          </table:table-cell>
          <table:table-cell table:formula="of:=([.D21]-[.E21])^2" office:value-type="float" office:value="59301.2667904467" calcext:value-type="float">
            <text:p>59301,26679044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00271" calcext:value-type="float">
            <text:p>0,0600271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42.063280734" calcext:value-type="float">
            <text:p>242,063280734</text:p>
          </table:table-cell>
          <table:table-cell table:formula="of:=([.D22]-[.E22])^2" office:value-type="float" office:value="60119.7444518332" calcext:value-type="float">
            <text:p>60119,74445183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98025" calcext:value-type="float">
            <text:p>0,0598025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41.14432085" calcext:value-type="float">
            <text:p>241,14432085</text:p>
          </table:table-cell>
          <table:table-cell table:formula="of:=([.D23]-[.E23])^2" office:value-type="float" office:value="59669.9433632036" calcext:value-type="float">
            <text:p>59669,94336320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597987" calcext:value-type="float">
            <text:p>0,0597987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41.128772998" calcext:value-type="float">
            <text:p>241,128772998</text:p>
          </table:table-cell>
          <table:table-cell table:formula="of:=([.D24]-[.E24])^2" office:value-type="float" office:value="59530.5205324977" calcext:value-type="float">
            <text:p>59530,52053249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59931" calcext:value-type="float">
            <text:p>0,059931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41.67008374" calcext:value-type="float">
            <text:p>241,67008374</text:p>
          </table:table-cell>
          <table:table-cell table:formula="of:=([.D25]-[.E25])^2" office:value-type="float" office:value="60078.9531011852" calcext:value-type="float">
            <text:p>60078,95310118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59658" calcext:value-type="float">
            <text:p>0,059658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40.55309332" calcext:value-type="float">
            <text:p>240,55309332</text:p>
          </table:table-cell>
          <table:table-cell table:formula="of:=([.D26]-[.E26])^2" office:value-type="float" office:value="49458.6816003549" calcext:value-type="float">
            <text:p>49458,68160035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675287" calcext:value-type="float">
            <text:p>0,0675287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72.756377198" calcext:value-type="float">
            <text:p>272,756377198</text:p>
          </table:table-cell>
          <table:table-cell table:formula="of:=([.D27]-[.E27])^2" office:value-type="float" office:value="96.8930537656218" calcext:value-type="float">
            <text:p>96,89305376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61183" calcext:value-type="float">
            <text:p>0,161183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655.94669182" calcext:value-type="float">
            <text:p>655,94669182</text:p>
          </table:table-cell>
          <table:table-cell table:formula="of:=([.D28]-[.E28])^2" office:value-type="float" office:value="134727.209905156" calcext:value-type="float">
            <text:p>134727,2099051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63899" calcext:value-type="float">
            <text:p>0,363899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485.36731446" calcext:value-type="float">
            <text:p>1485,36731446</text:p>
          </table:table-cell>
          <table:table-cell table:formula="of:=([.D29]-[.E29])^2" office:value-type="float" office:value="347.183962196654" calcext:value-type="float">
            <text:p>347,18396219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71297" calcext:value-type="float">
            <text:p>0,471297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924.79052738" calcext:value-type="float">
            <text:p>1924,79052738</text:p>
          </table:table-cell>
          <table:table-cell table:formula="of:=([.D30]-[.E30])^2" office:value-type="float" office:value="43593.8011930502" calcext:value-type="float">
            <text:p>43593,8011930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90914" calcext:value-type="float">
            <text:p>0,490914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2005.05426756" calcext:value-type="float">
            <text:p>2005,05426756</text:p>
          </table:table-cell>
          <table:table-cell table:formula="of:=([.D31]-[.E31])^2" office:value-type="float" office:value="693978.817232865" calcext:value-type="float">
            <text:p>693978,8172328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32779" calcext:value-type="float">
            <text:p>0,332779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58.03858966" calcext:value-type="float">
            <text:p>1358,03858966</text:p>
          </table:table-cell>
          <table:table-cell table:formula="of:=([.D32]-[.E32])^2" office:value-type="float" office:value="968181.571630993" calcext:value-type="float">
            <text:p>968181,5716309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40632" calcext:value-type="float">
            <text:p>0,540632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208.47745328" calcext:value-type="float">
            <text:p>2208,47745328</text:p>
          </table:table-cell>
          <table:table-cell table:formula="of:=([.D33]-[.E33])^2" office:value-type="float" office:value="1143882.58007845" calcext:value-type="float">
            <text:p>1143882,580078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94786" calcext:value-type="float">
            <text:p>0,694786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839.20471044" calcext:value-type="float">
            <text:p>2839,20471044</text:p>
          </table:table-cell>
          <table:table-cell table:formula="of:=([.D34]-[.E34])^2" office:value-type="float" office:value="1954.08186232559" calcext:value-type="float">
            <text:p>1954,08186232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10533" calcext:value-type="float">
            <text:p>0,510533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085.32619082" calcext:value-type="float">
            <text:p>2085,32619082</text:p>
          </table:table-cell>
          <table:table-cell table:formula="of:=([.D35]-[.E35])^2" office:value-type="float" office:value="29816.746320886" calcext:value-type="float">
            <text:p>29816,7463208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405106" calcext:value-type="float">
            <text:p>0,405106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653.96740324" calcext:value-type="float">
            <text:p>1653,96740324</text:p>
          </table:table-cell>
          <table:table-cell table:formula="of:=([.D36]-[.E36])^2" office:value-type="float" office:value="32749.7117129541" calcext:value-type="float">
            <text:p>32749,71171295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00259" calcext:value-type="float">
            <text:p>0,200259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815.82770886" calcext:value-type="float">
            <text:p>815,82770886</text:p>
          </table:table-cell>
          <table:table-cell table:formula="of:=([.D37]-[.E37])^2" office:value-type="float" office:value="11701.2106866129" calcext:value-type="float">
            <text:p>11701,21068661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933991" calcext:value-type="float">
            <text:p>0,0933991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378.606153614" calcext:value-type="float">
            <text:p>378,606153614</text:p>
          </table:table-cell>
          <table:table-cell table:formula="of:=([.D38]-[.E38])^2" office:value-type="float" office:value="37793.7899877392" calcext:value-type="float">
            <text:p>37793,78998773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500262" calcext:value-type="float">
            <text:p>0,0500262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01.144198348" calcext:value-type="float">
            <text:p>201,144198348</text:p>
          </table:table-cell>
          <table:table-cell table:formula="of:=([.D39]-[.E39])^2" office:value-type="float" office:value="40769.3430015299" calcext:value-type="float">
            <text:p>40769,34300152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299816" calcext:value-type="float">
            <text:p>0,0299816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19.130915664" calcext:value-type="float">
            <text:p>119,130915664</text:p>
          </table:table-cell>
          <table:table-cell table:formula="of:=([.D40]-[.E40])^2" office:value-type="float" office:value="15048.1535498442" calcext:value-type="float">
            <text:p>15048,15354984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321259" calcext:value-type="float">
            <text:p>0,0321259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27.904404886" calcext:value-type="float">
            <text:p>127,904404886</text:p>
          </table:table-cell>
          <table:table-cell table:formula="of:=([.D41]-[.E41])^2" office:value-type="float" office:value="2214.11153545867" calcext:value-type="float">
            <text:p>2214,11153545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495336" calcext:value-type="float">
            <text:p>0,0495336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199.128705744" calcext:value-type="float">
            <text:p>199,128705744</text:p>
          </table:table-cell>
          <table:table-cell table:formula="of:=([.D42]-[.E42])^2" office:value-type="float" office:value="40003.4823062351" calcext:value-type="float">
            <text:p>40003,48230623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522029" calcext:value-type="float">
            <text:p>0,0522029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10.050253466" calcext:value-type="float">
            <text:p>210,050253466</text:p>
          </table:table-cell>
          <table:table-cell table:formula="of:=([.D43]-[.E43])^2" office:value-type="float" office:value="45620.7963756701" calcext:value-type="float">
            <text:p>45620,79637567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578964" calcext:value-type="float">
            <text:p>0,0578964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33.345436456" calcext:value-type="float">
            <text:p>233,345436456</text:p>
          </table:table-cell>
          <table:table-cell table:formula="of:=([.D44]-[.E44])^2" office:value-type="float" office:value="56114.7100049496" calcext:value-type="float">
            <text:p>56114,71000494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645625" calcext:value-type="float">
            <text:p>0,0645625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60.62005125" calcext:value-type="float">
            <text:p>260,62005125</text:p>
          </table:table-cell>
          <table:table-cell table:formula="of:=([.D45]-[.E45])^2" office:value-type="float" office:value="69780.5326764026" calcext:value-type="float">
            <text:p>69780,53267640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42904" calcext:value-type="float">
            <text:p>0,0542904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18.591343216" calcext:value-type="float">
            <text:p>218,591343216</text:p>
          </table:table-cell>
          <table:table-cell table:formula="of:=([.D46]-[.E46])^2" office:value-type="float" office:value="49320.1230729075" calcext:value-type="float">
            <text:p>49320,12307290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594821" calcext:value-type="float">
            <text:p>0,0594821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39.833391434" calcext:value-type="float">
            <text:p>239,833391434</text:p>
          </table:table-cell>
          <table:table-cell table:formula="of:=([.D47]-[.E47])^2" office:value-type="float" office:value="59040.928578547" calcext:value-type="float">
            <text:p>59040,9285785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9786" calcext:value-type="float">
            <text:p>0,059786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41.07681044" calcext:value-type="float">
            <text:p>241,07681044</text:p>
          </table:table-cell>
          <table:table-cell table:formula="of:=([.D48]-[.E48])^2" office:value-type="float" office:value="59636.965801881" calcext:value-type="float">
            <text:p>59636,9658018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98069" calcext:value-type="float">
            <text:p>0,0598069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41.162323626" calcext:value-type="float">
            <text:p>241,162323626</text:p>
          </table:table-cell>
          <table:table-cell table:formula="of:=([.D49]-[.E49])^2" office:value-type="float" office:value="59879.2271879636" calcext:value-type="float">
            <text:p>59879,2271879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596539" calcext:value-type="float">
            <text:p>0,0596539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40.536318006" calcext:value-type="float">
            <text:p>240,536318006</text:p>
          </table:table-cell>
          <table:table-cell table:formula="of:=([.D50]-[.E50])^2" office:value-type="float" office:value="59573.249011366" calcext:value-type="float">
            <text:p>59573,2490113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596521" calcext:value-type="float">
            <text:p>0,0596521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40.528953234" calcext:value-type="float">
            <text:p>240,528953234</text:p>
          </table:table-cell>
          <table:table-cell table:formula="of:=([.D51]-[.E51])^2" office:value-type="float" office:value="59569.6539327405" calcext:value-type="float">
            <text:p>59569,65393274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96392" calcext:value-type="float">
            <text:p>0,0596392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40.476172368" calcext:value-type="float">
            <text:p>240,476172368</text:p>
          </table:table-cell>
          <table:table-cell table:formula="of:=([.D52]-[.E52])^2" office:value-type="float" office:value="59534.1321203112" calcext:value-type="float">
            <text:p>59534,13212031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596215" calcext:value-type="float">
            <text:p>0,0596215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40.40375211" calcext:value-type="float">
            <text:p>240,40375211</text:p>
          </table:table-cell>
          <table:table-cell table:formula="of:=([.D53]-[.E53])^2" office:value-type="float" office:value="42215.3564531626" calcext:value-type="float">
            <text:p>42215,35645316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36382" calcext:value-type="float">
            <text:p>0,0736382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297.753640828" calcext:value-type="float">
            <text:p>297,753640828</text:p>
          </table:table-cell>
          <table:table-cell table:formula="of:=([.D54]-[.E54])^2" office:value-type="float" office:value="4323.52312047508" calcext:value-type="float">
            <text:p>4323,52312047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44961" calcext:value-type="float">
            <text:p>0,144961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589.57372994" calcext:value-type="float">
            <text:p>589,57372994</text:p>
          </table:table-cell>
          <table:table-cell table:formula="of:=([.D55]-[.E55])^2" office:value-type="float" office:value="578246.155713477" calcext:value-type="float">
            <text:p>578246,1557134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01108" calcext:value-type="float">
            <text:p>0,401108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637.60942632" calcext:value-type="float">
            <text:p>1637,60942632</text:p>
          </table:table-cell>
          <table:table-cell table:formula="of:=([.D56]-[.E56])^2" office:value-type="float" office:value="461573.535753955" calcext:value-type="float">
            <text:p>461573,5357539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73512" calcext:value-type="float">
            <text:p>0,573512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43.00728848" calcext:value-type="float">
            <text:p>2343,00728848</text:p>
          </table:table-cell>
          <table:table-cell table:formula="of:=([.D57]-[.E57])^2" office:value-type="float" office:value="431636.980163558" calcext:value-type="float">
            <text:p>431636,9801635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95128" calcext:value-type="float">
            <text:p>0,695128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840.60401712" calcext:value-type="float">
            <text:p>2840,60401712</text:p>
          </table:table-cell>
          <table:table-cell table:formula="of:=([.D58]-[.E58])^2" office:value-type="float" office:value="521853.263628118" calcext:value-type="float">
            <text:p>521853,263628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79677" calcext:value-type="float">
            <text:p>0,779677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186.53963258" calcext:value-type="float">
            <text:p>3186,53963258</text:p>
          </table:table-cell>
          <table:table-cell table:formula="of:=([.D59]-[.E59])^2" office:value-type="float" office:value="102054.218876418" calcext:value-type="float">
            <text:p>102054,2188764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91506" calcext:value-type="float">
            <text:p>0,691506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825.78445924" calcext:value-type="float">
            <text:p>2825,78445924</text:p>
          </table:table-cell>
          <table:table-cell table:formula="of:=([.D60]-[.E60])^2" office:value-type="float" office:value="970647.00258128" calcext:value-type="float">
            <text:p>970647,00258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45213" calcext:value-type="float">
            <text:p>0,745213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3045.52879802" calcext:value-type="float">
            <text:p>3045,52879802</text:p>
          </table:table-cell>
          <table:table-cell table:formula="of:=([.D61]-[.E61])^2" office:value-type="float" office:value="115919.356513004" calcext:value-type="float">
            <text:p>115919,3565130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88586" calcext:value-type="float">
            <text:p>0,588586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404.68316244" calcext:value-type="float">
            <text:p>2404,68316244</text:p>
          </table:table-cell>
          <table:table-cell table:formula="of:=([.D62]-[.E62])^2" office:value-type="float" office:value="155486.745028797" calcext:value-type="float">
            <text:p>155486,7450287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15625" calcext:value-type="float">
            <text:p>0,415625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697.0063125" calcext:value-type="float">
            <text:p>1697,0063125</text:p>
          </table:table-cell>
          <table:table-cell table:formula="of:=([.D63]-[.E63])^2" office:value-type="float" office:value="128875.054741365" calcext:value-type="float">
            <text:p>128875,0547413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52816" calcext:value-type="float">
            <text:p>0,252816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30.86677664" calcext:value-type="float">
            <text:p>1030,86677664</text:p>
          </table:table-cell>
          <table:table-cell table:formula="of:=([.D64]-[.E64])^2" office:value-type="float" office:value="977.65960045617" calcext:value-type="float">
            <text:p>977,65960045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741429" calcext:value-type="float">
            <text:p>0,0741429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299.818641066" calcext:value-type="float">
            <text:p>299,818641066</text:p>
          </table:table-cell>
          <table:table-cell table:formula="of:=([.D65]-[.E65])^2" office:value-type="float" office:value="90299.4340430026" calcext:value-type="float">
            <text:p>90299,43404300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350514" calcext:value-type="float">
            <text:p>0,0350514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39.874205156" calcext:value-type="float">
            <text:p>139,874205156</text:p>
          </table:table-cell>
          <table:table-cell table:formula="of:=([.D66]-[.E66])^2" office:value-type="float" office:value="20567.6342405272" calcext:value-type="float">
            <text:p>20567,63424052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369932" calcext:value-type="float">
            <text:p>0,0369932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147.819157528" calcext:value-type="float">
            <text:p>147,819157528</text:p>
          </table:table-cell>
          <table:table-cell table:formula="of:=([.D67]-[.E67])^2" office:value-type="float" office:value="22909.5945675859" calcext:value-type="float">
            <text:p>22909,59456758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225852" calcext:value-type="float">
            <text:p>0,0225852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88.868249208" calcext:value-type="float">
            <text:p>88,868249208</text:p>
          </table:table-cell>
          <table:table-cell table:formula="of:=([.D68]-[.E68])^2" office:value-type="float" office:value="8539.28452168783" calcext:value-type="float">
            <text:p>8539,28452168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45925" calcext:value-type="float">
            <text:p>0,0145925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56.16579745" calcext:value-type="float">
            <text:p>56,16579745</text:p>
          </table:table-cell>
          <table:table-cell table:formula="of:=([.D69]-[.E69])^2" office:value-type="float" office:value="3564.78224914043" calcext:value-type="float">
            <text:p>3564,78224914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594505" calcext:value-type="float">
            <text:p>0,0594505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39.70409877" calcext:value-type="float">
            <text:p>239,70409877</text:p>
          </table:table-cell>
          <table:table-cell table:formula="of:=([.D70]-[.E70])^2" office:value-type="float" office:value="59167.6915864295" calcext:value-type="float">
            <text:p>59167,69158642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40.486401218" calcext:value-type="float">
            <text:p>240,486401218</text:p>
          </table:table-cell>
          <table:table-cell table:formula="of:=([.D71]-[.E71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40.486401218" calcext:value-type="float">
            <text:p>240,486401218</text:p>
          </table:table-cell>
          <table:table-cell table:formula="of:=([.D72]-[.E72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40.486401218" calcext:value-type="float">
            <text:p>240,486401218</text:p>
          </table:table-cell>
          <table:table-cell table:formula="of:=([.D73]-[.E73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40.486401218" calcext:value-type="float">
            <text:p>240,486401218</text:p>
          </table:table-cell>
          <table:table-cell table:formula="of:=([.D74]-[.E74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96417" calcext:value-type="float">
            <text:p>0,0596417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40.486401218" calcext:value-type="float">
            <text:p>240,486401218</text:p>
          </table:table-cell>
          <table:table-cell table:formula="of:=([.D75]-[.E75])^2" office:value-type="float" office:value="59534.2438124162" calcext:value-type="float">
            <text:p>59534,24381241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596526" calcext:value-type="float">
            <text:p>0,0596526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40.530999004" calcext:value-type="float">
            <text:p>240,530999004</text:p>
          </table:table-cell>
          <table:table-cell table:formula="of:=([.D76]-[.E76])^2" office:value-type="float" office:value="44703.0610571153" calcext:value-type="float">
            <text:p>44703,06105711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15198" calcext:value-type="float">
            <text:p>0,0715198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289.086122492" calcext:value-type="float">
            <text:p>289,086122492</text:p>
          </table:table-cell>
          <table:table-cell table:formula="of:=([.D77]-[.E77])^2" office:value-type="float" office:value="692.422449025066" calcext:value-type="float">
            <text:p>692,42244902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72499" calcext:value-type="float">
            <text:p>0,172499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02.24655846" calcext:value-type="float">
            <text:p>702,24655846</text:p>
          </table:table-cell>
          <table:table-cell table:formula="of:=([.D78]-[.E78])^2" office:value-type="float" office:value="29325.6429495084" calcext:value-type="float">
            <text:p>29325,64294950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50026" calcext:value-type="float">
            <text:p>0,250026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019.45138004" calcext:value-type="float">
            <text:p>1019,45138004</text:p>
          </table:table-cell>
          <table:table-cell table:formula="of:=([.D79]-[.E79])^2" office:value-type="float" office:value="4455.48020563998" calcext:value-type="float">
            <text:p>4455,480205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56584" calcext:value-type="float">
            <text:p>0,356584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455.43769936" calcext:value-type="float">
            <text:p>1455,43769936</text:p>
          </table:table-cell>
          <table:table-cell table:formula="of:=([.D80]-[.E80])^2" office:value-type="float" office:value="113864.05755189" calcext:value-type="float">
            <text:p>113864,057551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89556" calcext:value-type="float">
            <text:p>0,389556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590.34395624" calcext:value-type="float">
            <text:p>1590,34395624</text:p>
          </table:table-cell>
          <table:table-cell table:formula="of:=([.D81]-[.E81])^2" office:value-type="float" office:value="72175.2983673951" calcext:value-type="float">
            <text:p>72175,29836739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0974" calcext:value-type="float">
            <text:p>0,50974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082.0815996" calcext:value-type="float">
            <text:p>2082,0815996</text:p>
          </table:table-cell>
          <table:table-cell table:formula="of:=([.D82]-[.E82])^2" office:value-type="float" office:value="43230.6383168159" calcext:value-type="float">
            <text:p>43230,63831681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63218" calcext:value-type="float">
            <text:p>0,563218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300.88897572" calcext:value-type="float">
            <text:p>2300,88897572</text:p>
          </table:table-cell>
          <table:table-cell table:formula="of:=([.D83]-[.E83])^2" office:value-type="float" office:value="253904.645503738" calcext:value-type="float">
            <text:p>253904,6455037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91607" calcext:value-type="float">
            <text:p>0,391607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598.73570478" calcext:value-type="float">
            <text:p>1598,73570478</text:p>
          </table:table-cell>
          <table:table-cell table:formula="of:=([.D84]-[.E84])^2" office:value-type="float" office:value="178306.289594855" calcext:value-type="float">
            <text:p>178306,2895948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26642" calcext:value-type="float">
            <text:p>0,426642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742.08280868" calcext:value-type="float">
            <text:p>1742,08280868</text:p>
          </table:table-cell>
          <table:table-cell table:formula="of:=([.D85]-[.E85])^2" office:value-type="float" office:value="125373.971795759" calcext:value-type="float">
            <text:p>125373,9717957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38524" calcext:value-type="float">
            <text:p>0,238524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972.39048696" calcext:value-type="float">
            <text:p>972,39048696</text:p>
          </table:table-cell>
          <table:table-cell table:formula="of:=([.D86]-[.E86])^2" office:value-type="float" office:value="344109.158415023" calcext:value-type="float">
            <text:p>344109,1584150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60143" calcext:value-type="float">
            <text:p>0,260143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060.84549022" calcext:value-type="float">
            <text:p>1060,84549022</text:p>
          </table:table-cell>
          <table:table-cell table:formula="of:=([.D87]-[.E87])^2" office:value-type="float" office:value="44581.7556708558" calcext:value-type="float">
            <text:p>44581,75567085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71839" calcext:value-type="float">
            <text:p>0,171839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699.54614206" calcext:value-type="float">
            <text:p>699,54614206</text:p>
          </table:table-cell>
          <table:table-cell table:formula="of:=([.D88]-[.E88])^2" office:value-type="float" office:value="238091.311838762" calcext:value-type="float">
            <text:p>238091,3118387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769053" calcext:value-type="float">
            <text:p>0,0769053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311.121111162" calcext:value-type="float">
            <text:p>311,121111162</text:p>
          </table:table-cell>
          <table:table-cell table:formula="of:=([.D89]-[.E89])^2" office:value-type="float" office:value="96920.8356562617" calcext:value-type="float">
            <text:p>96920,83565626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663778" calcext:value-type="float">
            <text:p>0,0663778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68.047423812" calcext:value-type="float">
            <text:p>268,047423812</text:p>
          </table:table-cell>
          <table:table-cell table:formula="of:=([.D90]-[.E90])^2" office:value-type="float" office:value="73759.7287728389" calcext:value-type="float">
            <text:p>73759,72877283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262913" calcext:value-type="float">
            <text:p>0,0262913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04.031905602" calcext:value-type="float">
            <text:p>104,031905602</text:p>
          </table:table-cell>
          <table:table-cell table:formula="of:=([.D91]-[.E91])^2" office:value-type="float" office:value="11571.7148748456" calcext:value-type="float">
            <text:p>11571,71487484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263967" calcext:value-type="float">
            <text:p>0,0263967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04.463153918" calcext:value-type="float">
            <text:p>104,463153918</text:p>
          </table:table-cell>
          <table:table-cell table:formula="of:=([.D92]-[.E92])^2" office:value-type="float" office:value="11664.6812562352" calcext:value-type="float">
            <text:p>11664,68125623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464103" calcext:value-type="float">
            <text:p>0,0464103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186.349598862" calcext:value-type="float">
            <text:p>186,349598862</text:p>
          </table:table-cell>
          <table:table-cell table:formula="of:=([.D93]-[.E93])^2" office:value-type="float" office:value="36058.0597559713" calcext:value-type="float">
            <text:p>36058,05975597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594184" calcext:value-type="float">
            <text:p>0,0594184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39.572760336" calcext:value-type="float">
            <text:p>239,572760336</text:p>
          </table:table-cell>
          <table:table-cell table:formula="of:=([.D94]-[.E94])^2" office:value-type="float" office:value="59026.0437155945" calcext:value-type="float">
            <text:p>59026,04371559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597" calcext:value-type="float">
            <text:p>0,0597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40.724938" calcext:value-type="float">
            <text:p>240,724938</text:p>
          </table:table-cell>
          <table:table-cell table:formula="of:=([.D95]-[.E95])^2" office:value-type="float" office:value="59470.1079869349" calcext:value-type="float">
            <text:p>59470,10798693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97944" calcext:value-type="float">
            <text:p>0,0597944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41.111179376" calcext:value-type="float">
            <text:p>241,111179376</text:p>
          </table:table-cell>
          <table:table-cell table:formula="of:=([.D96]-[.E96])^2" office:value-type="float" office:value="59849.3066415053" calcext:value-type="float">
            <text:p>59849,30664150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596591" calcext:value-type="float">
            <text:p>0,0596591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40.557594014" calcext:value-type="float">
            <text:p>240,557594014</text:p>
          </table:table-cell>
          <table:table-cell table:formula="of:=([.D97]-[.E97])^2" office:value-type="float" office:value="58451.5689830815" calcext:value-type="float">
            <text:p>58451,56898308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04923" calcext:value-type="float">
            <text:p>0,0604923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43.966665142" calcext:value-type="float">
            <text:p>243,966665142</text:p>
          </table:table-cell>
          <table:table-cell table:formula="of:=([.D98]-[.E98])^2" office:value-type="float" office:value="61234.8011992869" calcext:value-type="float">
            <text:p>61234,80119928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597719" calcext:value-type="float">
            <text:p>0,0597719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41.019119726" calcext:value-type="float">
            <text:p>241,019119726</text:p>
          </table:table-cell>
          <table:table-cell table:formula="of:=([.D99]-[.E99])^2" office:value-type="float" office:value="59809.163041156" calcext:value-type="float">
            <text:p>59809,1630411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595686" calcext:value-type="float">
            <text:p>0,0595686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40.187309644" calcext:value-type="float">
            <text:p>240,187309644</text:p>
          </table:table-cell>
          <table:table-cell table:formula="of:=([.D100]-[.E100])^2" office:value-type="float" office:value="49594.0989826973" calcext:value-type="float">
            <text:p>49594,09898269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674308" calcext:value-type="float">
            <text:p>0,0674308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72.355815432" calcext:value-type="float">
            <text:p>272,355815432</text:p>
          </table:table-cell>
          <table:table-cell table:formula="of:=([.D101]-[.E101])^2" office:value-type="float" office:value="1485.66711504047" calcext:value-type="float">
            <text:p>1485,66711504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70278" calcext:value-type="float">
            <text:p>0,170278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693.15924812" calcext:value-type="float">
            <text:p>693,15924812</text:p>
          </table:table-cell>
          <table:table-cell table:formula="of:=([.D102]-[.E102])^2" office:value-type="float" office:value="95394.0717935519" calcext:value-type="float">
            <text:p>95394,07179355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04692" calcext:value-type="float">
            <text:p>0,204692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33.96550568" calcext:value-type="float">
            <text:p>833,96550568</text:p>
          </table:table-cell>
          <table:table-cell table:formula="of:=([.D103]-[.E103])^2" office:value-type="float" office:value="170869.95742691" calcext:value-type="float">
            <text:p>170869,957426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09884" calcext:value-type="float">
            <text:p>0,209884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55.20878136" calcext:value-type="float">
            <text:p>855,20878136</text:p>
          </table:table-cell>
          <table:table-cell table:formula="of:=([.D104]-[.E104])^2" office:value-type="float" office:value="806027.343840369" calcext:value-type="float">
            <text:p>806027,3438403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67918" calcext:value-type="float">
            <text:p>0,467918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910.96521372" calcext:value-type="float">
            <text:p>1910,96521372</text:p>
          </table:table-cell>
          <table:table-cell table:formula="of:=([.D105]-[.E105])^2" office:value-type="float" office:value="826342.464014258" calcext:value-type="float">
            <text:p>826342,4640142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35197" calcext:value-type="float">
            <text:p>0,635197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595.39393338" calcext:value-type="float">
            <text:p>2595,39393338</text:p>
          </table:table-cell>
          <table:table-cell table:formula="of:=([.D106]-[.E106])^2" office:value-type="float" office:value="858600.481040844" calcext:value-type="float">
            <text:p>858600,4810408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59761" calcext:value-type="float">
            <text:p>0,759761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105.05252194" calcext:value-type="float">
            <text:p>3105,05252194</text:p>
          </table:table-cell>
          <table:table-cell table:formula="of:=([.D107]-[.E107])^2" office:value-type="float" office:value="307967.110470362" calcext:value-type="float">
            <text:p>307967,1104703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53247" calcext:value-type="float">
            <text:p>0,753247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078.40023038" calcext:value-type="float">
            <text:p>3078,40023038</text:p>
          </table:table-cell>
          <table:table-cell table:formula="of:=([.D108]-[.E108])^2" office:value-type="float" office:value="3668761.99056377" calcext:value-type="float">
            <text:p>3668761,990563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224916" calcext:value-type="float">
            <text:p>0,224916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916.71281064" calcext:value-type="float">
            <text:p>916,71281064</text:p>
          </table:table-cell>
          <table:table-cell table:formula="of:=([.D109]-[.E109])^2" office:value-type="float" office:value="466881.370352352" calcext:value-type="float">
            <text:p>466881,3703523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08642" calcext:value-type="float">
            <text:p>0,208642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850.12708868" calcext:value-type="float">
            <text:p>850,12708868</text:p>
          </table:table-cell>
          <table:table-cell table:formula="of:=([.D110]-[.E110])^2" office:value-type="float" office:value="1294.04375572979" calcext:value-type="float">
            <text:p>1294,04375572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970867" calcext:value-type="float">
            <text:p>0,0970867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393.694116518" calcext:value-type="float">
            <text:p>393,694116518</text:p>
          </table:table-cell>
          <table:table-cell table:formula="of:=([.D111]-[.E111])^2" office:value-type="float" office:value="159844.884462881" calcext:value-type="float">
            <text:p>159844,8844628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814355" calcext:value-type="float">
            <text:p>0,0814355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329.65660567" calcext:value-type="float">
            <text:p>329,65660567</text:p>
          </table:table-cell>
          <table:table-cell table:formula="of:=([.D112]-[.E112])^2" office:value-type="float" office:value="26685.437660181" calcext:value-type="float">
            <text:p>26685,4376601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11263" calcext:value-type="float">
            <text:p>0,111263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51.69701502" calcext:value-type="float">
            <text:p>451,69701502</text:p>
          </table:table-cell>
          <table:table-cell table:formula="of:=([.D113]-[.E113])^2" office:value-type="float" office:value="205868.204882055" calcext:value-type="float">
            <text:p>205868,2048820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284462" calcext:value-type="float">
            <text:p>0,0284462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12.848765148" calcext:value-type="float">
            <text:p>112,848765148</text:p>
          </table:table-cell>
          <table:table-cell table:formula="of:=([.D114]-[.E114])^2" office:value-type="float" office:value="13052.7807568616" calcext:value-type="float">
            <text:p>13052,78075686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505637" calcext:value-type="float">
            <text:p>0,0505637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03.343401098" calcext:value-type="float">
            <text:p>203,343401098</text:p>
          </table:table-cell>
          <table:table-cell table:formula="of:=([.D115]-[.E115])^2" office:value-type="float" office:value="42355.0403946088" calcext:value-type="float">
            <text:p>42355,04039460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270972" calcext:value-type="float">
            <text:p>0,0270972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07.329277688" calcext:value-type="float">
            <text:p>107,329277688</text:p>
          </table:table-cell>
          <table:table-cell table:formula="of:=([.D116]-[.E116])^2" office:value-type="float" office:value="11952.8913152224" calcext:value-type="float">
            <text:p>11952,89131522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495268" calcext:value-type="float">
            <text:p>0,0495268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199.100883272" calcext:value-type="float">
            <text:p>199,100883272</text:p>
          </table:table-cell>
          <table:table-cell table:formula="of:=([.D117]-[.E117])^2" office:value-type="float" office:value="41063.3275732563" calcext:value-type="float">
            <text:p>41063,32757325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59707" calcext:value-type="float">
            <text:p>0,059707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40.75357878" calcext:value-type="float">
            <text:p>240,75357878</text:p>
          </table:table-cell>
          <table:table-cell table:formula="of:=([.D118]-[.E118])^2" office:value-type="float" office:value="59011.8656233425" calcext:value-type="float">
            <text:p>59011,8656233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600275" calcext:value-type="float">
            <text:p>0,0600275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42.06491735" calcext:value-type="float">
            <text:p>242,06491735</text:p>
          </table:table-cell>
          <table:table-cell table:formula="of:=([.D119]-[.E119])^2" office:value-type="float" office:value="59406.7091882518" calcext:value-type="float">
            <text:p>59406,70918825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603984" calcext:value-type="float">
            <text:p>0,0603984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43.582469536" calcext:value-type="float">
            <text:p>243,582469536</text:p>
          </table:table-cell>
          <table:table-cell table:formula="of:=([.D120]-[.E120])^2" office:value-type="float" office:value="60591.039364408" calcext:value-type="float">
            <text:p>60591,0393644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599436" calcext:value-type="float">
            <text:p>0,0599436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41.721637144" calcext:value-type="float">
            <text:p>241,721637144</text:p>
          </table:table-cell>
          <table:table-cell table:formula="of:=([.D121]-[.E121])^2" office:value-type="float" office:value="60153.2706545551" calcext:value-type="float">
            <text:p>60153,27065455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597227" calcext:value-type="float">
            <text:p>0,0597227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40.817815958" calcext:value-type="float">
            <text:p>240,817815958</text:p>
          </table:table-cell>
          <table:table-cell table:formula="of:=([.D122]-[.E122])^2" office:value-type="float" office:value="59710.7422197638" calcext:value-type="float">
            <text:p>59710,7422197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596371" calcext:value-type="float">
            <text:p>0,0596371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40.467580134" calcext:value-type="float">
            <text:p>240,467580134</text:p>
          </table:table-cell>
          <table:table-cell table:formula="of:=([.D123]-[.E123])^2" office:value-type="float" office:value="59495.7859136643" calcext:value-type="float">
            <text:p>59495,78591366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596052" calcext:value-type="float">
            <text:p>0,0596052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40.337060008" calcext:value-type="float">
            <text:p>240,337060008</text:p>
          </table:table-cell>
          <table:table-cell table:formula="of:=([.D124]-[.E124])^2" office:value-type="float" office:value="49114.1290633097" calcext:value-type="float">
            <text:p>49114,12906330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67686" calcext:value-type="float">
            <text:p>0,067686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73.39997644" calcext:value-type="float">
            <text:p>273,39997644</text:p>
          </table:table-cell>
          <table:table-cell table:formula="of:=([.D125]-[.E125])^2" office:value-type="float" office:value="14256.3930948336" calcext:value-type="float">
            <text:p>14256,39309483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17199" calcext:value-type="float">
            <text:p>0,117199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475.98439646" calcext:value-type="float">
            <text:p>475,98439646</text:p>
          </table:table-cell>
          <table:table-cell table:formula="of:=([.D126]-[.E126])^2" office:value-type="float" office:value="401977.372829862" calcext:value-type="float">
            <text:p>401977,3728298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65165" calcext:value-type="float">
            <text:p>0,365165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490.5472041" calcext:value-type="float">
            <text:p>1490,5472041</text:p>
          </table:table-cell>
          <table:table-cell table:formula="of:=([.D127]-[.E127])^2" office:value-type="float" office:value="513305.192432856" calcext:value-type="float">
            <text:p>513305,1924328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47711" calcext:value-type="float">
            <text:p>0,547711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37.44146494" calcext:value-type="float">
            <text:p>2237,44146494</text:p>
          </table:table-cell>
          <table:table-cell table:formula="of:=([.D128]-[.E128])^2" office:value-type="float" office:value="607709.154696752" calcext:value-type="float">
            <text:p>607709,1546967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94851" calcext:value-type="float">
            <text:p>0,694851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839.47066054" calcext:value-type="float">
            <text:p>2839,47066054</text:p>
          </table:table-cell>
          <table:table-cell table:formula="of:=([.D129]-[.E129])^2" office:value-type="float" office:value="75915.8965284241" calcext:value-type="float">
            <text:p>75915,89652842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66019" calcext:value-type="float">
            <text:p>0,666019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721.50337926" calcext:value-type="float">
            <text:p>2721,50337926</text:p>
          </table:table-cell>
          <table:table-cell table:formula="of:=([.D130]-[.E130])^2" office:value-type="float" office:value="520559.467986297" calcext:value-type="float">
            <text:p>520559,4679862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12407" calcext:value-type="float">
            <text:p>0,712407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911.30173678" calcext:value-type="float">
            <text:p>2911,30173678</text:p>
          </table:table-cell>
          <table:table-cell table:formula="of:=([.D131]-[.E131])^2" office:value-type="float" office:value="399041.039342965" calcext:value-type="float">
            <text:p>399041,0393429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79058" calcext:value-type="float">
            <text:p>0,679058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774.85296932" calcext:value-type="float">
            <text:p>2774,85296932</text:p>
          </table:table-cell>
          <table:table-cell table:formula="of:=([.D132]-[.E132])^2" office:value-type="float" office:value="462602.61978691" calcext:value-type="float">
            <text:p>462602,619786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10694" calcext:value-type="float">
            <text:p>0,610694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95.13892876" calcext:value-type="float">
            <text:p>2495,13892876</text:p>
          </table:table-cell>
          <table:table-cell table:formula="of:=([.D133]-[.E133])^2" office:value-type="float" office:value="137538.086881912" calcext:value-type="float">
            <text:p>137538,0868819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52734" calcext:value-type="float">
            <text:p>0,452734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848.83927036" calcext:value-type="float">
            <text:p>1848,83927036</text:p>
          </table:table-cell>
          <table:table-cell table:formula="of:=([.D134]-[.E134])^2" office:value-type="float" office:value="41681.1679636081" calcext:value-type="float">
            <text:p>41681,16796360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54532" calcext:value-type="float">
            <text:p>0,254532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37.88785928" calcext:value-type="float">
            <text:p>1037,88785928</text:p>
          </table:table-cell>
          <table:table-cell table:formula="of:=([.D135]-[.E135])^2" office:value-type="float" office:value="6787.65887028878" calcext:value-type="float">
            <text:p>6787,65887028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0870268" calcext:value-type="float">
            <text:p>0,0870268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352.533633272" calcext:value-type="float">
            <text:p>352,533633272</text:p>
          </table:table-cell>
          <table:table-cell table:formula="of:=([.D136]-[.E136])^2" office:value-type="float" office:value="61768.9710477168" calcext:value-type="float">
            <text:p>61768,97104771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39333" calcext:value-type="float">
            <text:p>0,039333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157.39254282" calcext:value-type="float">
            <text:p>157,39254282</text:p>
          </table:table-cell>
          <table:table-cell table:formula="of:=([.D137]-[.E137])^2" office:value-type="float" office:value="1066276.18185965" calcext:value-type="float">
            <text:p>1066276,181859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0052" calcext:value-type="float">
            <text:p>0,20052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816.8956008" calcext:value-type="float">
            <text:p>816,8956008</text:p>
          </table:table-cell>
          <table:table-cell table:formula="of:=([.D138]-[.E138])^2" office:value-type="float" office:value="673114.575060057" calcext:value-type="float">
            <text:p>673114,5750600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48664" calcext:value-type="float">
            <text:p>0,0048664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16.371070256" calcext:value-type="float">
            <text:p>16,371070256</text:p>
          </table:table-cell>
          <table:table-cell table:formula="of:=([.D139]-[.E139])^2" office:value-type="float" office:value="396.450718739368" calcext:value-type="float">
            <text:p>396,45071873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233913" calcext:value-type="float">
            <text:p>0,0233913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92.166439602" calcext:value-type="float">
            <text:p>92,166439602</text:p>
          </table:table-cell>
          <table:table-cell table:formula="of:=([.D140]-[.E140])^2" office:value-type="float" office:value="3999332.23970331" calcext:value-type="float">
            <text:p>3999332,239703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83825" calcext:value-type="float">
            <text:p>0,383825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566.8953405" calcext:value-type="float">
            <text:p>1566,8953405</text:p>
          </table:table-cell>
          <table:table-cell table:formula="of:=([.D141]-[.E141])^2" office:value-type="float" office:value="2466267.15869135" calcext:value-type="float">
            <text:p>2466267,158691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26596" calcext:value-type="float">
            <text:p>0,026596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105.27859784" calcext:value-type="float">
            <text:p>105,27859784</text:p>
          </table:table-cell>
          <table:table-cell table:formula="of:=([.D142]-[.E142])^2" office:value-type="float" office:value="11841.4872358637" calcext:value-type="float">
            <text:p>11841,48723586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963981" calcext:value-type="float">
            <text:p>0,0963981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390.876682074" calcext:value-type="float">
            <text:p>390,876682074</text:p>
          </table:table-cell>
          <table:table-cell table:formula="of:=([.D143]-[.E143])^2" office:value-type="float" office:value="155556.630856601" calcext:value-type="float">
            <text:p>155556,6308566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43709" calcext:value-type="float">
            <text:p>0,243709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993.60512186" calcext:value-type="float">
            <text:p>993,60512186</text:p>
          </table:table-cell>
          <table:table-cell table:formula="of:=([.D144]-[.E144])^2" office:value-type="float" office:value="7292138.2451903" calcext:value-type="float">
            <text:p>7292138,24519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72933" calcext:value-type="float">
            <text:p>0,0172933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67.216228682" calcext:value-type="float">
            <text:p>67,216228682</text:p>
          </table:table-cell>
          <table:table-cell table:formula="of:=([.D145]-[.E145])^2" office:value-type="float" office:value="5006.44389729948" calcext:value-type="float">
            <text:p>5006,44389729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534265" calcext:value-type="float">
            <text:p>0,0534265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215.05666181" calcext:value-type="float">
            <text:p>215,05666181</text:p>
          </table:table-cell>
          <table:table-cell table:formula="of:=([.D146]-[.E146])^2" office:value-type="float" office:value="4309539.59554493" calcext:value-type="float">
            <text:p>4309539,595544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465184" calcext:value-type="float">
            <text:p>0,465184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899.77894336" calcext:value-type="float">
            <text:p>1899,77894336</text:p>
          </table:table-cell>
          <table:table-cell table:formula="of:=([.D147]-[.E147])^2" office:value-type="float" office:value="3622584.93383546" calcext:value-type="float">
            <text:p>3622584,933835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13322" calcext:value-type="float">
            <text:p>0,13322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541.5349588" calcext:value-type="float">
            <text:p>541,5349588</text:p>
          </table:table-cell>
          <table:table-cell table:formula="of:=([.D148]-[.E148])^2" office:value-type="float" office:value="297106.710710822" calcext:value-type="float">
            <text:p>297106,7107108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0.0343117" calcext:value-type="float">
            <text:p>0,0343117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136.847693018" calcext:value-type="float">
            <text:p>136,847693018</text:p>
          </table:table-cell>
          <table:table-cell table:formula="of:=([.D149]-[.E149])^2" office:value-type="float" office:value="11717965.1280505" calcext:value-type="float">
            <text:p>11717965,12805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325665" calcext:value-type="float">
            <text:p>0,325665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328.9313741" calcext:value-type="float">
            <text:p>1328,9313741</text:p>
          </table:table-cell>
          <table:table-cell table:formula="of:=([.D150]-[.E150])^2" office:value-type="float" office:value="1774573.99781258" calcext:value-type="float">
            <text:p>1774573,99781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0650839" calcext:value-type="float">
            <text:p>-0,00650839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30.1693380206" calcext:value-type="float">
            <text:p>-30,1693380206</text:p>
          </table:table-cell>
          <table:table-cell table:formula="of:=([.D151]-[.E151])^2" office:value-type="float" office:value="11486455.5405055" calcext:value-type="float">
            <text:p>11486455,54050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84449" calcext:value-type="float">
            <text:p>0,584449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387.75646146" calcext:value-type="float">
            <text:p>2387,75646146</text:p>
          </table:table-cell>
          <table:table-cell table:formula="of:=([.D152]-[.E152])^2" office:value-type="float" office:value="5502292.80813407" calcext:value-type="float">
            <text:p>5502292,808134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0546718" calcext:value-type="float">
            <text:p>0,0546718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220.151856572" calcext:value-type="float">
            <text:p>220,151856572</text:p>
          </table:table-cell>
          <table:table-cell table:formula="of:=([.D153]-[.E153])^2" office:value-type="float" office:value="12269958.4245017" calcext:value-type="float">
            <text:p>12269958,42450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177993" calcext:value-type="float">
            <text:p>0,177993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724.72547922" calcext:value-type="float">
            <text:p>724,72547922</text:p>
          </table:table-cell>
          <table:table-cell table:formula="of:=([.D154]-[.E154])^2" office:value-type="float" office:value="230136.354896034" calcext:value-type="float">
            <text:p>230136,35489603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0419727" calcext:value-type="float">
            <text:p>0,0419727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168.192980958" calcext:value-type="float">
            <text:p>168,192980958</text:p>
          </table:table-cell>
          <table:table-cell table:formula="of:=([.D155]-[.E155])^2" office:value-type="float" office:value="28901.0130895519" calcext:value-type="float">
            <text:p>28901,01308955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897896" calcext:value-type="float">
            <text:p>0,0897896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363.837739984" calcext:value-type="float">
            <text:p>363,837739984</text:p>
          </table:table-cell>
          <table:table-cell table:formula="of:=([.D156]-[.E156])^2" office:value-type="float" office:value="134966.403835752" calcext:value-type="float">
            <text:p>134966,4038357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358435" calcext:value-type="float">
            <text:p>0,358435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463.0111399" calcext:value-type="float">
            <text:p>1463,0111399</text:p>
          </table:table-cell>
          <table:table-cell table:formula="of:=([.D157]-[.E157])^2" office:value-type="float" office:value="1855010.61388006" calcext:value-type="float">
            <text:p>1855010,613880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223126" calcext:value-type="float">
            <text:p>0,0223126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87.752895404" calcext:value-type="float">
            <text:p>87,752895404</text:p>
          </table:table-cell>
          <table:table-cell table:formula="of:=([.D158]-[.E158])^2" office:value-type="float" office:value="3981003.44465997" calcext:value-type="float">
            <text:p>3981003,444659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41521" calcext:value-type="float">
            <text:p>0,441521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802.96083234" calcext:value-type="float">
            <text:p>1802,96083234</text:p>
          </table:table-cell>
          <table:table-cell table:formula="of:=([.D159]-[.E159])^2" office:value-type="float" office:value="690662.934520551" calcext:value-type="float">
            <text:p>690662,9345205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66971" calcext:value-type="float">
            <text:p>0,366971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497.93652534" calcext:value-type="float">
            <text:p>1497,93652534</text:p>
          </table:table-cell>
          <table:table-cell table:formula="of:=([.D160]-[.E160])^2" office:value-type="float" office:value="1945847.85612301" calcext:value-type="float">
            <text:p>1945847,856123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220569" calcext:value-type="float">
            <text:p>0,220569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898.92688626" calcext:value-type="float">
            <text:p>898,92688626</text:p>
          </table:table-cell>
          <table:table-cell table:formula="of:=([.D161]-[.E161])^2" office:value-type="float" office:value="809886.399849874" calcext:value-type="float">
            <text:p>809886,3998498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355463" calcext:value-type="float">
            <text:p>0,0355463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141.899108302" calcext:value-type="float">
            <text:p>141,899108302</text:p>
          </table:table-cell>
          <table:table-cell table:formula="of:=([.D162]-[.E162])^2" office:value-type="float" office:value="21152.5342236809" calcext:value-type="float">
            <text:p>21152,53422368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199731" calcext:value-type="float">
            <text:p>0,0199731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78.180737574" calcext:value-type="float">
            <text:p>78,180737574</text:p>
          </table:table-cell>
          <table:table-cell table:formula="of:=([.D163]-[.E163])^2" office:value-type="float" office:value="6678.27894963858" calcext:value-type="float">
            <text:p>6678,27894963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186355" calcext:value-type="float">
            <text:p>0,0186355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72.70789367" calcext:value-type="float">
            <text:p>72,70789367</text:p>
          </table:table-cell>
          <table:table-cell table:formula="of:=([.D164]-[.E164])^2" office:value-type="float" office:value="5813.74128911163" calcext:value-type="float">
            <text:p>5813,74128911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28892" calcext:value-type="float">
            <text:p>0,0528892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12.858277368" calcext:value-type="float">
            <text:p>212,858277368</text:p>
          </table:table-cell>
          <table:table-cell table:formula="of:=([.D165]-[.E165])^2" office:value-type="float" office:value="46828.2144478379" calcext:value-type="float">
            <text:p>46828,21444783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594725" calcext:value-type="float">
            <text:p>0,0594725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39.79411265" calcext:value-type="float">
            <text:p>239,79411265</text:p>
          </table:table-cell>
          <table:table-cell table:formula="of:=([.D166]-[.E166])^2" office:value-type="float" office:value="59211.4903791629" calcext:value-type="float">
            <text:p>59211,49037916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40.486401218" calcext:value-type="float">
            <text:p>240,486401218</text:p>
          </table:table-cell>
          <table:table-cell table:formula="of:=([.D167]-[.E167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40.486401218" calcext:value-type="float">
            <text:p>240,486401218</text:p>
          </table:table-cell>
          <table:table-cell table:formula="of:=([.D168]-[.E168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40.486401218" calcext:value-type="float">
            <text:p>240,486401218</text:p>
          </table:table-cell>
          <table:table-cell table:formula="of:=([.D169]-[.E169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40.486401218" calcext:value-type="float">
            <text:p>240,486401218</text:p>
          </table:table-cell>
          <table:table-cell table:formula="of:=([.D170]-[.E170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40.486401218" calcext:value-type="float">
            <text:p>240,486401218</text:p>
          </table:table-cell>
          <table:table-cell table:formula="of:=([.D171]-[.E171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596417" calcext:value-type="float">
            <text:p>0,0596417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40.486401218" calcext:value-type="float">
            <text:p>240,486401218</text:p>
          </table:table-cell>
          <table:table-cell table:formula="of:=([.D172]-[.E172])^2" office:value-type="float" office:value="41998.9284030249" calcext:value-type="float">
            <text:p>41998,92840302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38586" calcext:value-type="float">
            <text:p>0,0738586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298.655416244" calcext:value-type="float">
            <text:p>298,655416244</text:p>
          </table:table-cell>
          <table:table-cell table:formula="of:=([.D173]-[.E173])^2" office:value-type="float" office:value="6014.86331315628" calcext:value-type="float">
            <text:p>6014,86331315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41262" calcext:value-type="float">
            <text:p>0,141262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574.43912348" calcext:value-type="float">
            <text:p>574,43912348</text:p>
          </table:table-cell>
          <table:table-cell table:formula="of:=([.D174]-[.E174])^2" office:value-type="float" office:value="440314.34955818" calcext:value-type="float">
            <text:p>440314,349558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8861" calcext:value-type="float">
            <text:p>0,38861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586.4733594" calcext:value-type="float">
            <text:p>1586,4733594</text:p>
          </table:table-cell>
          <table:table-cell table:formula="of:=([.D175]-[.E175])^2" office:value-type="float" office:value="582972.519120806" calcext:value-type="float">
            <text:p>582972,5191208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68876" calcext:value-type="float">
            <text:p>0,568876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324.03890904" calcext:value-type="float">
            <text:p>2324,03890904</text:p>
          </table:table-cell>
          <table:table-cell table:formula="of:=([.D176]-[.E176])^2" office:value-type="float" office:value="440846.64835936" calcext:value-type="float">
            <text:p>440846,648359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88915" calcext:value-type="float">
            <text:p>0,688915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815.1832791" calcext:value-type="float">
            <text:p>2815,1832791</text:p>
          </table:table-cell>
          <table:table-cell table:formula="of:=([.D177]-[.E177])^2" office:value-type="float" office:value="345526.692468988" calcext:value-type="float">
            <text:p>345526,6924689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41207" calcext:value-type="float">
            <text:p>0,741207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029.13808878" calcext:value-type="float">
            <text:p>3029,13808878</text:p>
          </table:table-cell>
          <table:table-cell table:formula="of:=([.D178]-[.E178])^2" office:value-type="float" office:value="361036.472993175" calcext:value-type="float">
            <text:p>361036,4729931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40855" calcext:value-type="float">
            <text:p>0,740855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027.6978667" calcext:value-type="float">
            <text:p>3027,6978667</text:p>
          </table:table-cell>
          <table:table-cell table:formula="of:=([.D179]-[.E179])^2" office:value-type="float" office:value="220245.990560154" calcext:value-type="float">
            <text:p>220245,9905601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51167" calcext:value-type="float">
            <text:p>0,651167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60.73582718" calcext:value-type="float">
            <text:p>2660,73582718</text:p>
          </table:table-cell>
          <table:table-cell table:formula="of:=([.D180]-[.E180])^2" office:value-type="float" office:value="533282.80880341" calcext:value-type="float">
            <text:p>533282,808803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9608" calcext:value-type="float">
            <text:p>0,59608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435.3451632" calcext:value-type="float">
            <text:p>2435,3451632</text:p>
          </table:table-cell>
          <table:table-cell table:formula="of:=([.D181]-[.E181])^2" office:value-type="float" office:value="209448.204432112" calcext:value-type="float">
            <text:p>209448,2044321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47255" calcext:value-type="float">
            <text:p>0,447255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826.4217227" calcext:value-type="float">
            <text:p>1826,4217227</text:p>
          </table:table-cell>
          <table:table-cell table:formula="of:=([.D182]-[.E182])^2" office:value-type="float" office:value="70002.2769486766" calcext:value-type="float">
            <text:p>70002,27694867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51656" calcext:value-type="float">
            <text:p>0,251656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26.12059024" calcext:value-type="float">
            <text:p>1026,12059024</text:p>
          </table:table-cell>
          <table:table-cell table:formula="of:=([.D183]-[.E183])^2" office:value-type="float" office:value="3821.59838746074" calcext:value-type="float">
            <text:p>3821,59838746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0896772" calcext:value-type="float">
            <text:p>0,0896772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363.377850888" calcext:value-type="float">
            <text:p>363,377850888</text:p>
          </table:table-cell>
          <table:table-cell table:formula="of:=([.D184]-[.E184])^2" office:value-type="float" office:value="72478.3385225913" calcext:value-type="float">
            <text:p>72478,33852259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427524" calcext:value-type="float">
            <text:p>0,0427524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171.383154696" calcext:value-type="float">
            <text:p>171,383154696</text:p>
          </table:table-cell>
          <table:table-cell table:formula="of:=([.D185]-[.E185])^2" office:value-type="float" office:value="29798.7528710671" calcext:value-type="float">
            <text:p>29798,75287106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342804" calcext:value-type="float">
            <text:p>0,0342804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136.719627816" calcext:value-type="float">
            <text:p>136,719627816</text:p>
          </table:table-cell>
          <table:table-cell table:formula="of:=([.D186]-[.E186])^2" office:value-type="float" office:value="19672.7631950828" calcext:value-type="float">
            <text:p>19672,76319508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197222" calcext:value-type="float">
            <text:p>0,0197222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77.154170188" calcext:value-type="float">
            <text:p>77,154170188</text:p>
          </table:table-cell>
          <table:table-cell table:formula="of:=([.D187]-[.E187])^2" office:value-type="float" office:value="6511.54910232991" calcext:value-type="float">
            <text:p>6511,54910232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185593" calcext:value-type="float">
            <text:p>0,0185593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72.396118322" calcext:value-type="float">
            <text:p>72,396118322</text:p>
          </table:table-cell>
          <table:table-cell table:formula="of:=([.D188]-[.E188])^2" office:value-type="float" office:value="5766.29406581278" calcext:value-type="float">
            <text:p>5766,29406581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534305" calcext:value-type="float">
            <text:p>0,0534305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15.07302797" calcext:value-type="float">
            <text:p>215,07302797</text:p>
          </table:table-cell>
          <table:table-cell table:formula="of:=([.D189]-[.E189])^2" office:value-type="float" office:value="47791.655998212" calcext:value-type="float">
            <text:p>47791,6559982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594879" calcext:value-type="float">
            <text:p>0,0594879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39.857122366" calcext:value-type="float">
            <text:p>239,857122366</text:p>
          </table:table-cell>
          <table:table-cell table:formula="of:=([.D190]-[.E190])^2" office:value-type="float" office:value="59242.1591760496" calcext:value-type="float">
            <text:p>59242,15917604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40.486401218" calcext:value-type="float">
            <text:p>240,486401218</text:p>
          </table:table-cell>
          <table:table-cell table:formula="of:=([.D191]-[.E191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596417" calcext:value-type="float">
            <text:p>0,0596417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40.486401218" calcext:value-type="float">
            <text:p>240,486401218</text:p>
          </table:table-cell>
          <table:table-cell table:formula="of:=([.D192]-[.E192])^2" office:value-type="float" office:value="59509.846747301" calcext:value-type="float">
            <text:p>59509,8467473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96709" calcext:value-type="float">
            <text:p>0,0596709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40.605874186" calcext:value-type="float">
            <text:p>240,605874186</text:p>
          </table:table-cell>
          <table:table-cell table:formula="of:=([.D193]-[.E193])^2" office:value-type="float" office:value="59407.1759027102" calcext:value-type="float">
            <text:p>59407,175902710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97946" calcext:value-type="float">
            <text:p>0,0597946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41.111997684" calcext:value-type="float">
            <text:p>241,111997684</text:p>
          </table:table-cell>
          <table:table-cell table:formula="of:=([.D194]-[.E194])^2" office:value-type="float" office:value="59854.5999707719" calcext:value-type="float">
            <text:p>59854,59997077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596576" calcext:value-type="float">
            <text:p>0,0596576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40.551456704" calcext:value-type="float">
            <text:p>240,551456704</text:p>
          </table:table-cell>
          <table:table-cell table:formula="of:=([.D195]-[.E195])^2" office:value-type="float" office:value="59580.6392358807" calcext:value-type="float">
            <text:p>59580,63923588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596377" calcext:value-type="float">
            <text:p>0,0596377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40.470035058" calcext:value-type="float">
            <text:p>240,470035058</text:p>
          </table:table-cell>
          <table:table-cell table:formula="of:=([.D196]-[.E196])^2" office:value-type="float" office:value="50913.4291598309" calcext:value-type="float">
            <text:p>50913,42915983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663506" calcext:value-type="float">
            <text:p>0,0663506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67.936133924" calcext:value-type="float">
            <text:p>267,936133924</text:p>
          </table:table-cell>
          <table:table-cell table:formula="of:=([.D197]-[.E197])^2" office:value-type="float" office:value="5919.16205189088" calcext:value-type="float">
            <text:p>5919,16205189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29921" calcext:value-type="float">
            <text:p>0,129921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28.03696834" calcext:value-type="float">
            <text:p>528,03696834</text:p>
          </table:table-cell>
          <table:table-cell table:formula="of:=([.D198]-[.E198])^2" office:value-type="float" office:value="61782.598062713" calcext:value-type="float">
            <text:p>61782,5980627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088" calcext:value-type="float">
            <text:p>0,3088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259.927552" calcext:value-type="float">
            <text:p>1259,927552</text:p>
          </table:table-cell>
          <table:table-cell table:formula="of:=([.D199]-[.E199])^2" office:value-type="float" office:value="850219.624122366" calcext:value-type="float">
            <text:p>850219,6241223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1423" calcext:value-type="float">
            <text:p>0,51423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100.4526142" calcext:value-type="float">
            <text:p>2100,4526142</text:p>
          </table:table-cell>
          <table:table-cell table:formula="of:=([.D200]-[.E200])^2" office:value-type="float" office:value="926496.841983107" calcext:value-type="float">
            <text:p>926496,841983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91115" calcext:value-type="float">
            <text:p>0,691115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824.1846671" calcext:value-type="float">
            <text:p>2824,1846671</text:p>
          </table:table-cell>
          <table:table-cell table:formula="of:=([.D201]-[.E201])^2" office:value-type="float" office:value="512391.003989497" calcext:value-type="float">
            <text:p>512391,00398949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67964" calcext:value-type="float">
            <text:p>0,767964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138.61542456" calcext:value-type="float">
            <text:p>3138,61542456</text:p>
          </table:table-cell>
          <table:table-cell table:formula="of:=([.D202]-[.E202])^2" office:value-type="float" office:value="391104.779630232" calcext:value-type="float">
            <text:p>391104,7796302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7521" calcext:value-type="float">
            <text:p>0,77521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168.2627234" calcext:value-type="float">
            <text:p>3168,2627234</text:p>
          </table:table-cell>
          <table:table-cell table:formula="of:=([.D203]-[.E203])^2" office:value-type="float" office:value="293478.177739088" calcext:value-type="float">
            <text:p>293478,1777390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10774" calcext:value-type="float">
            <text:p>0,710774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904.62025196" calcext:value-type="float">
            <text:p>2904,62025196</text:p>
          </table:table-cell>
          <table:table-cell table:formula="of:=([.D204]-[.E204])^2" office:value-type="float" office:value="235593.152430923" calcext:value-type="float">
            <text:p>235593,15243092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88776" calcext:value-type="float">
            <text:p>0,588776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405.46055504" calcext:value-type="float">
            <text:p>2405,46055504</text:p>
          </table:table-cell>
          <table:table-cell table:formula="of:=([.D205]-[.E205])^2" office:value-type="float" office:value="165274.369889939" calcext:value-type="float">
            <text:p>165274,3698899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421785" calcext:value-type="float">
            <text:p>0,421785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722.2101989" calcext:value-type="float">
            <text:p>1722,2101989</text:p>
          </table:table-cell>
          <table:table-cell table:formula="of:=([.D206]-[.E206])^2" office:value-type="float" office:value="140466.911110386" calcext:value-type="float">
            <text:p>140466,9111103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46902" calcext:value-type="float">
            <text:p>0,246902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006.66940908" calcext:value-type="float">
            <text:p>1006,66940908</text:p>
          </table:table-cell>
          <table:table-cell table:formula="of:=([.D207]-[.E207])^2" office:value-type="float" office:value="2243.70455289316" calcext:value-type="float">
            <text:p>2243,70455289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767488" calcext:value-type="float">
            <text:p>0,0767488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310.480785152" calcext:value-type="float">
            <text:p>310,480785152</text:p>
          </table:table-cell>
          <table:table-cell table:formula="of:=([.D208]-[.E208])^2" office:value-type="float" office:value="46178.1221247831" calcext:value-type="float">
            <text:p>46178,12212478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414647" calcext:value-type="float">
            <text:p>0,0414647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166.114478638" calcext:value-type="float">
            <text:p>166,114478638</text:p>
          </table:table-cell>
          <table:table-cell table:formula="of:=([.D209]-[.E209])^2" office:value-type="float" office:value="28782.6421219316" calcext:value-type="float">
            <text:p>28782,64212193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359869" calcext:value-type="float">
            <text:p>0,0359869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43.701840826" calcext:value-type="float">
            <text:p>143,701840826</text:p>
          </table:table-cell>
          <table:table-cell table:formula="of:=([.D210]-[.E210])^2" office:value-type="float" office:value="21680.1596898291" calcext:value-type="float">
            <text:p>21680,15968982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194594" calcext:value-type="float">
            <text:p>0,0194594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76.078913476" calcext:value-type="float">
            <text:p>76,078913476</text:p>
          </table:table-cell>
          <table:table-cell table:formula="of:=([.D211]-[.E211])^2" office:value-type="float" office:value="6040.22940239646" calcext:value-type="float">
            <text:p>6040,22940239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193816" calcext:value-type="float">
            <text:p>0,0193816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75.760591664" calcext:value-type="float">
            <text:p>75,760591664</text:p>
          </table:table-cell>
          <table:table-cell table:formula="of:=([.D212]-[.E212])^2" office:value-type="float" office:value="6288.58383826047" calcext:value-type="float">
            <text:p>6288,58383826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532948" calcext:value-type="float">
            <text:p>0,0532948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14.517805992" calcext:value-type="float">
            <text:p>214,517805992</text:p>
          </table:table-cell>
          <table:table-cell table:formula="of:=([.D213]-[.E213])^2" office:value-type="float" office:value="47549.2067540447" calcext:value-type="float">
            <text:p>47549,20675404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596017" calcext:value-type="float">
            <text:p>0,0596017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40.322739618" calcext:value-type="float">
            <text:p>240,322739618</text:p>
          </table:table-cell>
          <table:table-cell table:formula="of:=([.D214]-[.E214])^2" office:value-type="float" office:value="59469.0357739965" calcext:value-type="float">
            <text:p>59469,03577399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59751" calcext:value-type="float">
            <text:p>0,059751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40.93360654" calcext:value-type="float">
            <text:p>240,93360654</text:p>
          </table:table-cell>
          <table:table-cell table:formula="of:=([.D215]-[.E215])^2" office:value-type="float" office:value="59767.3442946747" calcext:value-type="float">
            <text:p>59767,34429467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595146" calcext:value-type="float">
            <text:p>0,0595146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39.966366484" calcext:value-type="float">
            <text:p>239,966366484</text:p>
          </table:table-cell>
          <table:table-cell table:formula="of:=([.D216]-[.E216])^2" office:value-type="float" office:value="59275.8716090403" calcext:value-type="float">
            <text:p>59275,87160904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596563" calcext:value-type="float">
            <text:p>0,0596563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40.546137702" calcext:value-type="float">
            <text:p>240,546137702</text:p>
          </table:table-cell>
          <table:table-cell table:formula="of:=([.D217]-[.E217])^2" office:value-type="float" office:value="59578.0426182797" calcext:value-type="float">
            <text:p>59578,04261827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596434" calcext:value-type="float">
            <text:p>0,0596434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40.493356836" calcext:value-type="float">
            <text:p>240,493356836</text:p>
          </table:table-cell>
          <table:table-cell table:formula="of:=([.D218]-[.E218])^2" office:value-type="float" office:value="59552.2792486465" calcext:value-type="float">
            <text:p>59552,27924864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596408" calcext:value-type="float">
            <text:p>0,0596408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40.482718832" calcext:value-type="float">
            <text:p>240,482718832</text:p>
          </table:table-cell>
          <table:table-cell table:formula="of:=([.D219]-[.E219])^2" office:value-type="float" office:value="59547.0873061613" calcext:value-type="float">
            <text:p>59547,08730616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59644" calcext:value-type="float">
            <text:p>0,059644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40.49581176" calcext:value-type="float">
            <text:p>240,49581176</text:p>
          </table:table-cell>
          <table:table-cell table:formula="of:=([.D220]-[.E220])^2" office:value-type="float" office:value="50794.2564948362" calcext:value-type="float">
            <text:p>50794,25649483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664354" calcext:value-type="float">
            <text:p>0,0664354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68.283096516" calcext:value-type="float">
            <text:p>268,283096516</text:p>
          </table:table-cell>
          <table:table-cell table:formula="of:=([.D221]-[.E221])^2" office:value-type="float" office:value="2050.56086183985" calcext:value-type="float">
            <text:p>2050,560861839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40976" calcext:value-type="float">
            <text:p>0,140976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573.26894304" calcext:value-type="float">
            <text:p>573,26894304</text:p>
          </table:table-cell>
          <table:table-cell table:formula="of:=([.D222]-[.E222])^2" office:value-type="float" office:value="9395.94331593141" calcext:value-type="float">
            <text:p>9395,94331593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285198" calcext:value-type="float">
            <text:p>0,285198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163.35902492" calcext:value-type="float">
            <text:p>1163,35902492</text:p>
          </table:table-cell>
          <table:table-cell table:formula="of:=([.D223]-[.E223])^2" office:value-type="float" office:value="1029495.43941353" calcext:value-type="float">
            <text:p>1029495,439413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500996" calcext:value-type="float">
            <text:p>0,500996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46.30517384" calcext:value-type="float">
            <text:p>2046,30517384</text:p>
          </table:table-cell>
          <table:table-cell table:formula="of:=([.D224]-[.E224])^2" office:value-type="float" office:value="138157.880212812" calcext:value-type="float">
            <text:p>138157,8802128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89216" calcext:value-type="float">
            <text:p>0,589216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407.26083264" calcext:value-type="float">
            <text:p>2407,26083264</text:p>
          </table:table-cell>
          <table:table-cell table:formula="of:=([.D225]-[.E225])^2" office:value-type="float" office:value="86870.5920617004" calcext:value-type="float">
            <text:p>86870,59206170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23867" calcext:value-type="float">
            <text:p>0,623867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49.03678518" calcext:value-type="float">
            <text:p>2549,03678518</text:p>
          </table:table-cell>
          <table:table-cell table:formula="of:=([.D226]-[.E226])^2" office:value-type="float" office:value="1094035.01097401" calcext:value-type="float">
            <text:p>1094035,010974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92074" calcext:value-type="float">
            <text:p>0,792074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237.26245396" calcext:value-type="float">
            <text:p>3237,26245396</text:p>
          </table:table-cell>
          <table:table-cell table:formula="of:=([.D227]-[.E227])^2" office:value-type="float" office:value="218777.592200757" calcext:value-type="float">
            <text:p>218777,59220075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20305" calcext:value-type="float">
            <text:p>0,720305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943.6167197" calcext:value-type="float">
            <text:p>2943,6167197</text:p>
          </table:table-cell>
          <table:table-cell table:formula="of:=([.D228]-[.E228])^2" office:value-type="float" office:value="150065.523345243" calcext:value-type="float">
            <text:p>150065,5233452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600111" calcext:value-type="float">
            <text:p>0,600111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51.83816094" calcext:value-type="float">
            <text:p>2451,83816094</text:p>
          </table:table-cell>
          <table:table-cell table:formula="of:=([.D229]-[.E229])^2" office:value-type="float" office:value="126140.073349966" calcext:value-type="float">
            <text:p>126140,0733499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52478" calcext:value-type="float">
            <text:p>0,452478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47.79183612" calcext:value-type="float">
            <text:p>1847,79183612</text:p>
          </table:table-cell>
          <table:table-cell table:formula="of:=([.D230]-[.E230])^2" office:value-type="float" office:value="32474.8467693532" calcext:value-type="float">
            <text:p>32474,84676935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42085" calcext:value-type="float">
            <text:p>0,242085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986.9604609" calcext:value-type="float">
            <text:p>986,9604609</text:p>
          </table:table-cell>
          <table:table-cell table:formula="of:=([.D231]-[.E231])^2" office:value-type="float" office:value="815.613579408189" calcext:value-type="float">
            <text:p>815,61357940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755065" calcext:value-type="float">
            <text:p>0,0755065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305.39786501" calcext:value-type="float">
            <text:p>305,39786501</text:p>
          </table:table-cell>
          <table:table-cell table:formula="of:=([.D232]-[.E232])^2" office:value-type="float" office:value="48052.1200322324" calcext:value-type="float">
            <text:p>48052,12003223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41594" calcext:value-type="float">
            <text:p>0,041594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166.64351476" calcext:value-type="float">
            <text:p>166,64351476</text:p>
          </table:table-cell>
          <table:table-cell table:formula="of:=([.D233]-[.E233])^2" office:value-type="float" office:value="2888.3751173064" calcext:value-type="float">
            <text:p>2888,37511730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519697" calcext:value-type="float">
            <text:p>0,0519697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209.096106338" calcext:value-type="float">
            <text:p>209,096106338</text:p>
          </table:table-cell>
          <table:table-cell table:formula="of:=([.D234]-[.E234])^2" office:value-type="float" office:value="44245.4835236448" calcext:value-type="float">
            <text:p>44245,48352364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214104" calcext:value-type="float">
            <text:p>0,0214104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84.061508016" calcext:value-type="float">
            <text:p>84,061508016</text:p>
          </table:table-cell>
          <table:table-cell table:formula="of:=([.D235]-[.E235])^2" office:value-type="float" office:value="7674.02420667731" calcext:value-type="float">
            <text:p>7674,02420667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171993" calcext:value-type="float">
            <text:p>0,0171993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66.831623922" calcext:value-type="float">
            <text:p>66,831623922</text:p>
          </table:table-cell>
          <table:table-cell table:formula="of:=([.D236]-[.E236])^2" office:value-type="float" office:value="4952.1654534194" calcext:value-type="float">
            <text:p>4952,165453419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03654" calcext:value-type="float">
            <text:p>0,0603654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43.447448716" calcext:value-type="float">
            <text:p>243,447448716</text:p>
          </table:table-cell>
          <table:table-cell table:formula="of:=([.D237]-[.E237])^2" office:value-type="float" office:value="60997.860169242" calcext:value-type="float">
            <text:p>60997,8601692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22637" calcext:value-type="float">
            <text:p>0,0522637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10.299019098" calcext:value-type="float">
            <text:p>210,299019098</text:p>
          </table:table-cell>
          <table:table-cell table:formula="of:=([.D238]-[.E238])^2" office:value-type="float" office:value="45671.5448048206" calcext:value-type="float">
            <text:p>45671,54480482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595364" calcext:value-type="float">
            <text:p>0,0595364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40.055562056" calcext:value-type="float">
            <text:p>240,055562056</text:p>
          </table:table-cell>
          <table:table-cell table:formula="of:=([.D239]-[.E239])^2" office:value-type="float" office:value="59338.7978533786" calcext:value-type="float">
            <text:p>59338,797853378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96471" calcext:value-type="float">
            <text:p>0,0596471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40.508495534" calcext:value-type="float">
            <text:p>240,508495534</text:p>
          </table:table-cell>
          <table:table-cell table:formula="of:=([.D240]-[.E240])^2" office:value-type="float" office:value="59559.6681724088" calcext:value-type="float">
            <text:p>59559,66817240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96395" calcext:value-type="float">
            <text:p>0,0596395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40.47739983" calcext:value-type="float">
            <text:p>240,47739983</text:p>
          </table:table-cell>
          <table:table-cell table:formula="of:=([.D241]-[.E241])^2" office:value-type="float" office:value="59544.4914197941" calcext:value-type="float">
            <text:p>59544,49141979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596485" calcext:value-type="float">
            <text:p>0,0596485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40.51422369" calcext:value-type="float">
            <text:p>240,51422369</text:p>
          </table:table-cell>
          <table:table-cell table:formula="of:=([.D242]-[.E242])^2" office:value-type="float" office:value="59562.4641009286" calcext:value-type="float">
            <text:p>59562,464100928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59633" calcext:value-type="float">
            <text:p>0,059633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40.45080482" calcext:value-type="float">
            <text:p>240,45080482</text:p>
          </table:table-cell>
          <table:table-cell table:formula="of:=([.D243]-[.E243])^2" office:value-type="float" office:value="59531.5128367113" calcext:value-type="float">
            <text:p>59531,51283671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596417" calcext:value-type="float">
            <text:p>0,0596417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40.486401218" calcext:value-type="float">
            <text:p>240,486401218</text:p>
          </table:table-cell>
          <table:table-cell table:formula="of:=([.D244]-[.E244])^2" office:value-type="float" office:value="59548.8844914083" calcext:value-type="float">
            <text:p>59548,88449140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596417" calcext:value-type="float">
            <text:p>0,0596417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40.486401218" calcext:value-type="float">
            <text:p>240,486401218</text:p>
          </table:table-cell>
          <table:table-cell table:formula="of:=([.D245]-[.E245])^2" office:value-type="float" office:value="49509.1045772192" calcext:value-type="float">
            <text:p>49509,104577219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674783" calcext:value-type="float">
            <text:p>0,0674783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72.550163582" calcext:value-type="float">
            <text:p>272,550163582</text:p>
          </table:table-cell>
          <table:table-cell table:formula="of:=([.D246]-[.E246])^2" office:value-type="float" office:value="12577.6985068614" calcext:value-type="float">
            <text:p>12577,69850686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19417" calcext:value-type="float">
            <text:p>0,119417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485.05943218" calcext:value-type="float">
            <text:p>485,05943218</text:p>
          </table:table-cell>
          <table:table-cell table:formula="of:=([.D247]-[.E247])^2" office:value-type="float" office:value="654387.911583203" calcext:value-type="float">
            <text:p>654387,9115832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86715" calcext:value-type="float">
            <text:p>0,386715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578.7198911" calcext:value-type="float">
            <text:p>1578,7198911</text:p>
          </table:table-cell>
          <table:table-cell table:formula="of:=([.D248]-[.E248])^2" office:value-type="float" office:value="752173.977878634" calcext:value-type="float">
            <text:p>752173,97787863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73887" calcext:value-type="float">
            <text:p>0,573887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44.54161598" calcext:value-type="float">
            <text:p>2344,54161598</text:p>
          </table:table-cell>
          <table:table-cell table:formula="of:=([.D249]-[.E249])^2" office:value-type="float" office:value="593604.666389079" calcext:value-type="float">
            <text:p>593604,6663890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05498" calcext:value-type="float">
            <text:p>0,705498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883.03328692" calcext:value-type="float">
            <text:p>2883,03328692</text:p>
          </table:table-cell>
          <table:table-cell table:formula="of:=([.D250]-[.E250])^2" office:value-type="float" office:value="419858.531304225" calcext:value-type="float">
            <text:p>419858,531304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62194" calcext:value-type="float">
            <text:p>0,762194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115.00723876" calcext:value-type="float">
            <text:p>3115,00723876</text:p>
          </table:table-cell>
          <table:table-cell table:formula="of:=([.D251]-[.E251])^2" office:value-type="float" office:value="324891.378693194" calcext:value-type="float">
            <text:p>324891,3786931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44791" calcext:value-type="float">
            <text:p>0,744791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043.80216814" calcext:value-type="float">
            <text:p>3043,80216814</text:p>
          </table:table-cell>
          <table:table-cell table:formula="of:=([.D252]-[.E252])^2" office:value-type="float" office:value="350697.553274013" calcext:value-type="float">
            <text:p>350697,5532740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83878" calcext:value-type="float">
            <text:p>0,683878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94.57419212" calcext:value-type="float">
            <text:p>2794,57419212</text:p>
          </table:table-cell>
          <table:table-cell table:formula="of:=([.D253]-[.E253])^2" office:value-type="float" office:value="318574.28409694" calcext:value-type="float">
            <text:p>318574,2840969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79461" calcext:value-type="float">
            <text:p>0,579461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367.34785994" calcext:value-type="float">
            <text:p>2367,34785994</text:p>
          </table:table-cell>
          <table:table-cell table:formula="of:=([.D254]-[.E254])^2" office:value-type="float" office:value="191538.902062814" calcext:value-type="float">
            <text:p>191538,9020628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419718" calcext:value-type="float">
            <text:p>0,419718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713.75298572" calcext:value-type="float">
            <text:p>1713,75298572</text:p>
          </table:table-cell>
          <table:table-cell table:formula="of:=([.D255]-[.E255])^2" office:value-type="float" office:value="100644.857631983" calcext:value-type="float">
            <text:p>100644,8576319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37452" calcext:value-type="float">
            <text:p>0,237452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968.00435608" calcext:value-type="float">
            <text:p>968,00435608</text:p>
          </table:table-cell>
          <table:table-cell table:formula="of:=([.D256]-[.E256])^2" office:value-type="float" office:value="645.382109601164" calcext:value-type="float">
            <text:p>645,38210960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78418" calcext:value-type="float">
            <text:p>0,078418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317.31038372" calcext:value-type="float">
            <text:p>317,31038372</text:p>
          </table:table-cell>
          <table:table-cell table:formula="of:=([.D257]-[.E257])^2" office:value-type="float" office:value="102944.968733271" calcext:value-type="float">
            <text:p>102944,9687332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366878" calcext:value-type="float">
            <text:p>0,0366878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46.569601212" calcext:value-type="float">
            <text:p>146,569601212</text:p>
          </table:table-cell>
          <table:table-cell table:formula="of:=([.D258]-[.E258])^2" office:value-type="float" office:value="14222.850806125" calcext:value-type="float">
            <text:p>14222,8508061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405943" calcext:value-type="float">
            <text:p>0,0405943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162.553202222" calcext:value-type="float">
            <text:p>162,553202222</text:p>
          </table:table-cell>
          <table:table-cell table:formula="of:=([.D259]-[.E259])^2" office:value-type="float" office:value="48376.6256271958" calcext:value-type="float">
            <text:p>48376,62562719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1209" calcext:value-type="float">
            <text:p>0,11209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55.0807186" calcext:value-type="float">
            <text:p>455,0807186</text:p>
          </table:table-cell>
          <table:table-cell table:formula="of:=([.D260]-[.E260])^2" office:value-type="float" office:value="568394.514500876" calcext:value-type="float">
            <text:p>568394,5145008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09121" calcext:value-type="float">
            <text:p>0,309121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261.24093634" calcext:value-type="float">
            <text:p>1261,24093634</text:p>
          </table:table-cell>
          <table:table-cell table:formula="of:=([.D261]-[.E261])^2" office:value-type="float" office:value="600249.413506376" calcext:value-type="float">
            <text:p>600249,4135063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46966" calcext:value-type="float">
            <text:p>0,546966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234.39326764" calcext:value-type="float">
            <text:p>2234,39326764</text:p>
          </table:table-cell>
          <table:table-cell table:formula="of:=([.D262]-[.E262])^2" office:value-type="float" office:value="319910.493975196" calcext:value-type="float">
            <text:p>319910,4939751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7429" calcext:value-type="float">
            <text:p>0,67429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755.3445066" calcext:value-type="float">
            <text:p>2755,3445066</text:p>
          </table:table-cell>
          <table:table-cell table:formula="of:=([.D263]-[.E263])^2" office:value-type="float" office:value="1930276.13930256" calcext:value-type="float">
            <text:p>1930276,139302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13576" calcext:value-type="float">
            <text:p>0,313576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279.46874704" calcext:value-type="float">
            <text:p>1279,46874704</text:p>
          </table:table-cell>
          <table:table-cell table:formula="of:=([.D264]-[.E264])^2" office:value-type="float" office:value="34793.1488170167" calcext:value-type="float">
            <text:p>34793,14881701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298669" calcext:value-type="float">
            <text:p>0,298669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18.47616026" calcext:value-type="float">
            <text:p>1218,47616026</text:p>
          </table:table-cell>
          <table:table-cell table:formula="of:=([.D265]-[.E265])^2" office:value-type="float" office:value="4094650.58063029" calcext:value-type="float">
            <text:p>4094650,5806302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46335" calcext:value-type="float">
            <text:p>0,646335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640.9655059" calcext:value-type="float">
            <text:p>2640,9655059</text:p>
          </table:table-cell>
          <table:table-cell table:formula="of:=([.D266]-[.E266])^2" office:value-type="float" office:value="361243.012780359" calcext:value-type="float">
            <text:p>361243,0127803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21704" calcext:value-type="float">
            <text:p>0,521704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131.03278416" calcext:value-type="float">
            <text:p>2131,03278416</text:p>
          </table:table-cell>
          <table:table-cell table:formula="of:=([.D267]-[.E267])^2" office:value-type="float" office:value="320317.922960793" calcext:value-type="float">
            <text:p>320317,9229607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09337" calcext:value-type="float">
            <text:p>0,509337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080.43270898" calcext:value-type="float">
            <text:p>2080,43270898</text:p>
          </table:table-cell>
          <table:table-cell table:formula="of:=([.D268]-[.E268])^2" office:value-type="float" office:value="11541.5413259423" calcext:value-type="float">
            <text:p>11541,54132594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04809" calcext:value-type="float">
            <text:p>0,304809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243.59821586" calcext:value-type="float">
            <text:p>1243,59821586</text:p>
          </table:table-cell>
          <table:table-cell table:formula="of:=([.D269]-[.E269])^2" office:value-type="float" office:value="93452.1299468867" calcext:value-type="float">
            <text:p>93452,12994688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0959187" calcext:value-type="float">
            <text:p>0,0959187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388.915197798" calcext:value-type="float">
            <text:p>388,915197798</text:p>
          </table:table-cell>
          <table:table-cell table:formula="of:=([.D270]-[.E270])^2" office:value-type="float" office:value="72476.7964080178" calcext:value-type="float">
            <text:p>72476,796408017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439924" calcext:value-type="float">
            <text:p>0,0439924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176.456664296" calcext:value-type="float">
            <text:p>176,456664296</text:p>
          </table:table-cell>
          <table:table-cell table:formula="of:=([.D271]-[.E271])^2" office:value-type="float" office:value="31629.4352964078" calcext:value-type="float">
            <text:p>31629,435296407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347282" calcext:value-type="float">
            <text:p>0,0347282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38.551819428" calcext:value-type="float">
            <text:p>138,551819428</text:p>
          </table:table-cell>
          <table:table-cell table:formula="of:=([.D272]-[.E272])^2" office:value-type="float" office:value="20190.0851483594" calcext:value-type="float">
            <text:p>20190,08514835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0724" calcext:value-type="float">
            <text:p>0,020724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81.25307496" calcext:value-type="float">
            <text:p>81,25307496</text:p>
          </table:table-cell>
          <table:table-cell table:formula="of:=([.D273]-[.E273])^2" office:value-type="float" office:value="7189.86556117218" calcext:value-type="float">
            <text:p>7189,865561172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01943" calcext:value-type="float">
            <text:p>0,0201943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79.085786222" calcext:value-type="float">
            <text:p>79,085786222</text:p>
          </table:table-cell>
          <table:table-cell table:formula="of:=([.D274]-[.E274])^2" office:value-type="float" office:value="6825.36813139916" calcext:value-type="float">
            <text:p>6825,36813139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18355" calcext:value-type="float">
            <text:p>0,0518355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08.54702167" calcext:value-type="float">
            <text:p>208,54702167</text:p>
          </table:table-cell>
          <table:table-cell table:formula="of:=([.D275]-[.E275])^2" office:value-type="float" office:value="44980.9047608511" calcext:value-type="float">
            <text:p>44980,90476085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594983" calcext:value-type="float">
            <text:p>0,0594983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39.899674382" calcext:value-type="float">
            <text:p>239,899674382</text:p>
          </table:table-cell>
          <table:table-cell table:formula="of:=([.D276]-[.E276])^2" office:value-type="float" office:value="59262.8750632142" calcext:value-type="float">
            <text:p>59262,87506321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596415" calcext:value-type="float">
            <text:p>0,0596415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40.48558291" calcext:value-type="float">
            <text:p>240,48558291</text:p>
          </table:table-cell>
          <table:table-cell table:formula="of:=([.D277]-[.E277])^2" office:value-type="float" office:value="59519.2056547768" calcext:value-type="float">
            <text:p>59519,20565477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96641" calcext:value-type="float">
            <text:p>0,0596641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40.578051714" calcext:value-type="float">
            <text:p>240,578051714</text:p>
          </table:table-cell>
          <table:table-cell table:formula="of:=([.D278]-[.E278])^2" office:value-type="float" office:value="59578.9769946192" calcext:value-type="float">
            <text:p>59578,97699461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96545" calcext:value-type="float">
            <text:p>0,0596545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40.53877293" calcext:value-type="float">
            <text:p>240,53877293</text:p>
          </table:table-cell>
          <table:table-cell table:formula="of:=([.D279]-[.E279])^2" office:value-type="float" office:value="59506.1250288388" calcext:value-type="float">
            <text:p>59506,125028838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596928" calcext:value-type="float">
            <text:p>0,0596928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40.695478912" calcext:value-type="float">
            <text:p>240,695478912</text:p>
          </table:table-cell>
          <table:table-cell table:formula="of:=([.D280]-[.E280])^2" office:value-type="float" office:value="59650.969159374" calcext:value-type="float">
            <text:p>59650,9691593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596505" calcext:value-type="float">
            <text:p>0,0596505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40.52240677" calcext:value-type="float">
            <text:p>240,52240677</text:p>
          </table:table-cell>
          <table:table-cell table:formula="of:=([.D281]-[.E281])^2" office:value-type="float" office:value="59566.4583983649" calcext:value-type="float">
            <text:p>59566,45839836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596364" calcext:value-type="float">
            <text:p>0,0596364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40.464716056" calcext:value-type="float">
            <text:p>240,464716056</text:p>
          </table:table-cell>
          <table:table-cell table:formula="of:=([.D282]-[.E282])^2" office:value-type="float" office:value="59538.3014575692" calcext:value-type="float">
            <text:p>59538,301457569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596477" calcext:value-type="float">
            <text:p>0,0596477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40.510950458" calcext:value-type="float">
            <text:p>240,510950458</text:p>
          </table:table-cell>
          <table:table-cell table:formula="of:=([.D283]-[.E283])^2" office:value-type="float" office:value="59560.8664194532" calcext:value-type="float">
            <text:p>59560,86641945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596323" calcext:value-type="float">
            <text:p>0,0596323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40.447940742" calcext:value-type="float">
            <text:p>240,447940742</text:p>
          </table:table-cell>
          <table:table-cell table:formula="of:=([.D284]-[.E284])^2" office:value-type="float" office:value="59530.1152275217" calcext:value-type="float">
            <text:p>59530,11522752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596417" calcext:value-type="float">
            <text:p>0,0596417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40.486401218" calcext:value-type="float">
            <text:p>240,486401218</text:p>
          </table:table-cell>
          <table:table-cell table:formula="of:=([.D285]-[.E285])^2" office:value-type="float" office:value="59514.7256405477" calcext:value-type="float">
            <text:p>59514,72564054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596672" calcext:value-type="float">
            <text:p>0,0596672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40.590735488" calcext:value-type="float">
            <text:p>240,590735488</text:p>
          </table:table-cell>
          <table:table-cell table:formula="of:=([.D286]-[.E286])^2" office:value-type="float" office:value="59599.8160099118" calcext:value-type="float">
            <text:p>59599,81600991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596447" calcext:value-type="float">
            <text:p>0,0596447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40.498675838" calcext:value-type="float">
            <text:p>240,498675838</text:p>
          </table:table-cell>
          <table:table-cell table:formula="of:=([.D287]-[.E287])^2" office:value-type="float" office:value="59554.8753047644" calcext:value-type="float">
            <text:p>59554,875304764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96402" calcext:value-type="float">
            <text:p>0,0596402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40.480263908" calcext:value-type="float">
            <text:p>240,480263908</text:p>
          </table:table-cell>
          <table:table-cell table:formula="of:=([.D288]-[.E288])^2" office:value-type="float" office:value="59536.1287772499" calcext:value-type="float">
            <text:p>59536,12877724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59653" calcext:value-type="float">
            <text:p>0,059653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40.53263562" calcext:value-type="float">
            <text:p>240,53263562</text:p>
          </table:table-cell>
          <table:table-cell table:formula="of:=([.D289]-[.E289])^2" office:value-type="float" office:value="49543.0316640925" calcext:value-type="float">
            <text:p>49543,03166409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674636" calcext:value-type="float">
            <text:p>0,0674636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72.490017944" calcext:value-type="float">
            <text:p>272,490017944</text:p>
          </table:table-cell>
          <table:table-cell table:formula="of:=([.D290]-[.E290])^2" office:value-type="float" office:value="7865.89085104153" calcext:value-type="float">
            <text:p>7865,89085104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27591" calcext:value-type="float">
            <text:p>0,127591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18.50368014" calcext:value-type="float">
            <text:p>518,50368014</text:p>
          </table:table-cell>
          <table:table-cell table:formula="of:=([.D291]-[.E291])^2" office:value-type="float" office:value="118953.502107358" calcext:value-type="float">
            <text:p>118953,5021073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26611" calcext:value-type="float">
            <text:p>0,326611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332.80197094" calcext:value-type="float">
            <text:p>1332,80197094</text:p>
          </table:table-cell>
          <table:table-cell table:formula="of:=([.D292]-[.E292])^2" office:value-type="float" office:value="362646.092914314" calcext:value-type="float">
            <text:p>362646,0929143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05094" calcext:value-type="float">
            <text:p>0,305094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244.76430476" calcext:value-type="float">
            <text:p>1244,76430476</text:p>
          </table:table-cell>
          <table:table-cell table:formula="of:=([.D293]-[.E293])^2" office:value-type="float" office:value="389954.175026495" calcext:value-type="float">
            <text:p>389954,1750264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59796" calcext:value-type="float">
            <text:p>0,259796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059.42572584" calcext:value-type="float">
            <text:p>1059,42572584</text:p>
          </table:table-cell>
          <table:table-cell table:formula="of:=([.D294]-[.E294])^2" office:value-type="float" office:value="882797.539813212" calcext:value-type="float">
            <text:p>882797,5398132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12419" calcext:value-type="float">
            <text:p>0,512419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093.04283526" calcext:value-type="float">
            <text:p>2093,04283526</text:p>
          </table:table-cell>
          <table:table-cell table:formula="of:=([.D295]-[.E295])^2" office:value-type="float" office:value="2569477.52990542" calcext:value-type="float">
            <text:p>2569477,529905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709277" calcext:value-type="float">
            <text:p>0,709277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898.49521658" calcext:value-type="float">
            <text:p>2898,49521658</text:p>
          </table:table-cell>
          <table:table-cell table:formula="of:=([.D296]-[.E296])^2" office:value-type="float" office:value="527811.138067478" calcext:value-type="float">
            <text:p>527811,1380674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67.808438192554" calcext:value-type="float">
            <text:p>667,808438192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09:18.0800241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7T12:09:55.616960910</dc:date>
    <meta:editing-duration>PT42M36S</meta:editing-duration>
    <meta:editing-cycles>20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323cm" svg:y="1.474cm" svg:width="10.134cm" svg:height="6.01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40.754806242">
                <text:p>240.754806242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02.409813348">
                <text:p>302.409813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21.22997492">
                <text:p>621.22997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681.14341192">
                <text:p>1681.14341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28.06089286">
                <text:p>2328.06089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81.29714482">
                <text:p>2781.29714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36.00523028">
                <text:p>2536.00523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755.5490836">
                <text:p>2755.5490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831.74992456">
                <text:p>2831.74992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24.78899">
                <text:p>2424.78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36.94260942">
                <text:p>1336.94260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22.76961898">
                <text:p>1022.76961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38.53933901">
                <text:p>338.53933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45.475114262">
                <text:p>145.475114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198.507200818">
                <text:p>198.507200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83.972312444">
                <text:p>83.972312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77.761763878">
                <text:p>77.761763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196.265036898">
                <text:p>196.265036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40.046151514">
                <text:p>240.04615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40.938516388">
                <text:p>240.938516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2.063280734">
                <text:p>242.0632807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1.14432085">
                <text:p>241.14432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41.128772998">
                <text:p>241.128772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41.67008374">
                <text:p>241.67008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40.55309332">
                <text:p>240.55309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72.756377198">
                <text:p>272.756377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655.94669182">
                <text:p>655.94669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485.36731446">
                <text:p>1485.36731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24.79052738">
                <text:p>1924.79052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05.05426756">
                <text:p>2005.05426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58.03858966">
                <text:p>1358.03858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208.47745328">
                <text:p>2208.47745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839.20471044">
                <text:p>2839.20471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085.32619082">
                <text:p>2085.32619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653.96740324">
                <text:p>1653.96740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15.82770886">
                <text:p>815.82770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78.606153614">
                <text:p>378.606153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01.144198348">
                <text:p>201.144198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19.130915664">
                <text:p>119.130915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27.904404886">
                <text:p>127.904404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199.128705744">
                <text:p>199.128705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10.050253466">
                <text:p>210.050253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33.345436456">
                <text:p>233.345436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60.62005125">
                <text:p>260.62005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18.591343216">
                <text:p>218.5913432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39.833391434">
                <text:p>239.833391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1.07681044">
                <text:p>241.07681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41.162323626">
                <text:p>241.162323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40.536318006">
                <text:p>240.536318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40.528953234">
                <text:p>240.5289532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40.476172368">
                <text:p>240.476172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40.40375211">
                <text:p>240.40375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297.753640828">
                <text:p>297.753640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589.57372994">
                <text:p>589.57372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37.60942632">
                <text:p>1637.60942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43.00728848">
                <text:p>2343.00728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840.60401712">
                <text:p>2840.60401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186.53963258">
                <text:p>3186.53963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25.78445924">
                <text:p>2825.78445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045.52879802">
                <text:p>3045.528798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404.68316244">
                <text:p>2404.68316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697.0063125">
                <text:p>1697.006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30.86677664">
                <text:p>1030.86677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299.818641066">
                <text:p>299.818641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39.874205156">
                <text:p>139.874205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47.819157528">
                <text:p>147.819157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88.868249208">
                <text:p>88.8682492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56.16579745">
                <text:p>56.165797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39.70409877">
                <text:p>239.704098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40.530999004">
                <text:p>240.530999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289.086122492">
                <text:p>289.0861224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02.24655846">
                <text:p>702.24655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19.45138004">
                <text:p>1019.45138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455.43769936">
                <text:p>1455.43769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590.34395624">
                <text:p>1590.34395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082.0815996">
                <text:p>2082.0815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300.88897572">
                <text:p>2300.88897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598.73570478">
                <text:p>1598.73570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742.08280868">
                <text:p>1742.082808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972.39048696">
                <text:p>972.39048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060.84549022">
                <text:p>1060.845490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699.54614206">
                <text:p>699.54614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11.121111162">
                <text:p>311.1211111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68.047423812">
                <text:p>268.047423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04.031905602">
                <text:p>104.031905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04.463153918">
                <text:p>104.463153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186.349598862">
                <text:p>186.3495988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39.572760336">
                <text:p>239.572760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40.724938">
                <text:p>240.7249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41.111179376">
                <text:p>241.111179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40.557594014">
                <text:p>240.5575940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43.966665142">
                <text:p>243.966665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41.019119726">
                <text:p>241.0191197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40.187309644">
                <text:p>240.187309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72.355815432">
                <text:p>272.3558154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693.15924812">
                <text:p>693.159248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33.96550568">
                <text:p>833.965505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55.20878136">
                <text:p>855.20878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10.96521372">
                <text:p>1910.965213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595.39393338">
                <text:p>2595.393933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05.05252194">
                <text:p>3105.05252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078.40023038">
                <text:p>3078.400230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916.71281064">
                <text:p>916.71281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850.12708868">
                <text:p>850.12708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393.694116518">
                <text:p>393.694116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329.65660567">
                <text:p>329.656605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51.69701502">
                <text:p>451.697015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12.848765148">
                <text:p>112.848765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03.343401098">
                <text:p>203.3434010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07.329277688">
                <text:p>107.329277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199.100883272">
                <text:p>199.100883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40.75357878">
                <text:p>240.75357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42.06491735">
                <text:p>242.064917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43.582469536">
                <text:p>243.5824695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41.721637144">
                <text:p>241.721637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40.817815958">
                <text:p>240.8178159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40.467580134">
                <text:p>240.467580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40.337060008">
                <text:p>240.337060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73.39997644">
                <text:p>273.39997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475.98439646">
                <text:p>475.984396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490.5472041">
                <text:p>1490.54720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37.44146494">
                <text:p>2237.44146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839.47066054">
                <text:p>2839.47066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21.50337926">
                <text:p>2721.50337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911.30173678">
                <text:p>2911.30173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774.85296932">
                <text:p>2774.852969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95.13892876">
                <text:p>2495.138928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48.83927036">
                <text:p>1848.83927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37.88785928">
                <text:p>1037.88785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352.533633272">
                <text:p>352.533633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57.39254282">
                <text:p>157.392542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816.8956008">
                <text:p>816.8956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16.371070256">
                <text:p>16.371070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92.166439602">
                <text:p>92.166439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566.8953405">
                <text:p>1566.89534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105.27859784">
                <text:p>105.278597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90.876682074">
                <text:p>390.876682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993.60512186">
                <text:p>993.605121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67.216228682">
                <text:p>67.2162286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215.05666181">
                <text:p>215.05666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899.77894336">
                <text:p>1899.778943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541.5349588">
                <text:p>541.53495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136.847693018">
                <text:p>136.847693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328.9313741">
                <text:p>1328.93137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30.1693380206">
                <text:p>-30.1693380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387.75646146">
                <text:p>2387.756461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220.151856572">
                <text:p>220.151856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724.72547922">
                <text:p>724.72547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168.192980958">
                <text:p>168.192980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363.837739984">
                <text:p>363.8377399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463.0111399">
                <text:p>1463.0111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87.752895404">
                <text:p>87.7528954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802.96083234">
                <text:p>1802.960832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497.93652534">
                <text:p>1497.93652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898.92688626">
                <text:p>898.926886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41.899108302">
                <text:p>141.899108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78.180737574">
                <text:p>78.180737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72.70789367">
                <text:p>72.707893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12.858277368">
                <text:p>212.8582773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39.79411265">
                <text:p>239.794112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298.655416244">
                <text:p>298.655416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574.43912348">
                <text:p>574.439123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586.4733594">
                <text:p>1586.4733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24.03890904">
                <text:p>2324.038909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815.1832791">
                <text:p>2815.18327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029.13808878">
                <text:p>3029.138088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027.6978667">
                <text:p>3027.6978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60.73582718">
                <text:p>2660.735827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435.3451632">
                <text:p>2435.3451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26.4217227">
                <text:p>1826.42172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26.12059024">
                <text:p>1026.12059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363.377850888">
                <text:p>363.377850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171.383154696">
                <text:p>171.383154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36.719627816">
                <text:p>136.719627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77.154170188">
                <text:p>77.1541701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72.396118322">
                <text:p>72.3961183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15.07302797">
                <text:p>215.073027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39.857122366">
                <text:p>239.857122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0.605874186">
                <text:p>240.6058741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41.111997684">
                <text:p>241.111997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40.551456704">
                <text:p>240.5514567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40.470035058">
                <text:p>240.470035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67.936133924">
                <text:p>267.9361339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28.03696834">
                <text:p>528.036968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259.927552">
                <text:p>1259.9275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100.4526142">
                <text:p>2100.45261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824.1846671">
                <text:p>2824.18466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138.61542456">
                <text:p>3138.615424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168.2627234">
                <text:p>3168.26272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904.62025196">
                <text:p>2904.620251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405.46055504">
                <text:p>2405.460555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722.2101989">
                <text:p>1722.21019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006.66940908">
                <text:p>1006.669409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310.480785152">
                <text:p>310.4807851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66.114478638">
                <text:p>166.1144786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43.701840826">
                <text:p>143.701840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76.078913476">
                <text:p>76.078913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75.760591664">
                <text:p>75.760591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14.517805992">
                <text:p>214.5178059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40.322739618">
                <text:p>240.3227396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40.93360654">
                <text:p>240.933606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39.966366484">
                <text:p>239.9663664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40.546137702">
                <text:p>240.5461377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40.493356836">
                <text:p>240.4933568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40.482718832">
                <text:p>240.482718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40.49581176">
                <text:p>240.49581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68.283096516">
                <text:p>268.2830965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573.26894304">
                <text:p>573.26894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163.35902492">
                <text:p>1163.35902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46.30517384">
                <text:p>2046.305173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407.26083264">
                <text:p>2407.260832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49.03678518">
                <text:p>2549.036785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237.26245396">
                <text:p>3237.262453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43.6167197">
                <text:p>2943.61671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51.83816094">
                <text:p>2451.83816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47.79183612">
                <text:p>1847.791836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986.9604609">
                <text:p>986.96046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05.39786501">
                <text:p>305.397865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166.64351476">
                <text:p>166.643514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209.096106338">
                <text:p>209.0961063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84.061508016">
                <text:p>84.0615080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66.831623922">
                <text:p>66.8316239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43.447448716">
                <text:p>243.4474487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10.299019098">
                <text:p>210.2990190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40.055562056">
                <text:p>240.0555620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40.508495534">
                <text:p>240.5084955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40.47739983">
                <text:p>240.477399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40.51422369">
                <text:p>240.51422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40.45080482">
                <text:p>240.450804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72.550163582">
                <text:p>272.5501635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485.05943218">
                <text:p>485.05943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578.7198911">
                <text:p>1578.71989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44.54161598">
                <text:p>2344.541615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83.03328692">
                <text:p>2883.033286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115.00723876">
                <text:p>3115.007238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043.80216814">
                <text:p>3043.802168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94.57419212">
                <text:p>2794.574192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67.34785994">
                <text:p>2367.347859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713.75298572">
                <text:p>1713.752985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68.00435608">
                <text:p>968.004356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17.31038372">
                <text:p>317.310383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46.569601212">
                <text:p>146.5696012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162.553202222">
                <text:p>162.5532022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55.0807186">
                <text:p>455.08071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261.24093634">
                <text:p>1261.240936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234.39326764">
                <text:p>2234.393267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755.3445066">
                <text:p>2755.34450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279.46874704">
                <text:p>1279.468747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18.47616026">
                <text:p>1218.476160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640.9655059">
                <text:p>2640.96550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131.03278416">
                <text:p>2131.032784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80.43270898">
                <text:p>2080.432708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243.59821586">
                <text:p>1243.598215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388.915197798">
                <text:p>388.9151977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176.456664296">
                <text:p>176.4566642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38.551819428">
                <text:p>138.5518194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81.25307496">
                <text:p>81.253074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79.085786222">
                <text:p>79.0857862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08.54702167">
                <text:p>208.547021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39.899674382">
                <text:p>239.8996743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40.48558291">
                <text:p>240.48558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40.578051714">
                <text:p>240.5780517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40.53877293">
                <text:p>240.538772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40.695478912">
                <text:p>240.6954789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40.52240677">
                <text:p>240.522406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40.464716056">
                <text:p>240.4647160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40.510950458">
                <text:p>240.5109504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40.447940742">
                <text:p>240.4479407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40.486401218">
                <text:p>240.486401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40.590735488">
                <text:p>240.5907354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40.498675838">
                <text:p>240.4986758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40.480263908">
                <text:p>240.4802639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40.53263562">
                <text:p>240.532635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72.490017944">
                <text:p>272.4900179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18.50368014">
                <text:p>518.503680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332.80197094">
                <text:p>1332.801970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44.76430476">
                <text:p>1244.764304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059.42572584">
                <text:p>1059.425725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093.04283526">
                <text:p>2093.04283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898.49521658">
                <text:p>2898.49521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